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35672" calcext:value-type="float">
            <text:p>134.5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0664" calcext:value-type="float">
            <text:p>134.0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21144" calcext:value-type="float">
            <text:p>134.1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0768" calcext:value-type="float">
            <text:p>134.1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54344" calcext:value-type="float">
            <text:p>133.0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9144" calcext:value-type="float">
            <text:p>133.3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85736" calcext:value-type="float">
            <text:p>134.2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16544" calcext:value-type="float">
            <text:p>135.4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2952" calcext:value-type="float">
            <text:p>135.6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3392" calcext:value-type="float">
            <text:p>135.3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008" calcext:value-type="float">
            <text:p>133.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948" calcext:value-type="float">
            <text:p>132.9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0428" calcext:value-type="float">
            <text:p>133.3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4916" calcext:value-type="float">
            <text:p>134.2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0952" calcext:value-type="float">
            <text:p>134.8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9992" calcext:value-type="float">
            <text:p>134.8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6732" calcext:value-type="float">
            <text:p>134.7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3272" calcext:value-type="float">
            <text:p>134.3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0664" calcext:value-type="float">
            <text:p>134.0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6552" calcext:value-type="float">
            <text:p>133.9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08368" calcext:value-type="float">
            <text:p>134.0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3672" calcext:value-type="float">
            <text:p>133.7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912" calcext:value-type="float">
            <text:p>133.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6744" calcext:value-type="float">
            <text:p>133.2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64656" calcext:value-type="float">
            <text:p>133.2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57264" calcext:value-type="float">
            <text:p>133.5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02984" calcext:value-type="float">
            <text:p>133.6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46824" calcext:value-type="float">
            <text:p>133.8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10-0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82688" calcext:value-type="float">
            <text:p>134.2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144" calcext:value-type="float">
            <text:p>133.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2944" calcext:value-type="float">
            <text:p>133.2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4008" calcext:value-type="float">
            <text:p>133.4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3048" calcext:value-type="float">
            <text:p>133.3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8132" calcext:value-type="float">
            <text:p>132.4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0568" calcext:value-type="float">
            <text:p>132.5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13552" calcext:value-type="float">
            <text:p>132.8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54472" calcext:value-type="float">
            <text:p>132.5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1632" calcext:value-type="float">
            <text:p>132.6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56224" calcext:value-type="float">
            <text:p>132.8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0752" calcext:value-type="float">
            <text:p>133.2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2712" calcext:value-type="float">
            <text:p>133.7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668" calcext:value-type="float">
            <text:p>133.4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21984" calcext:value-type="float">
            <text:p>133.2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0232" calcext:value-type="float">
            <text:p>132.9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08624" calcext:value-type="float">
            <text:p>133.0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42736" calcext:value-type="float">
            <text:p>133.1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2944" calcext:value-type="float">
            <text:p>133.2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9728" calcext:value-type="float">
            <text:p>133.4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1272" calcext:value-type="float">
            <text:p>133.6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292" calcext:value-type="float">
            <text:p>133.8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7964" calcext:value-type="float">
            <text:p>134.2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94752" calcext:value-type="float">
            <text:p>134.7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72704" calcext:value-type="float">
            <text:p>135.1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3016" calcext:value-type="float">
            <text:p>134.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09536" calcext:value-type="float">
            <text:p>134.2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406" calcext:value-type="float">
            <text:p>134.3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6632" calcext:value-type="float">
            <text:p>134.5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11744" calcext:value-type="float">
            <text:p>135.1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15248" calcext:value-type="float">
            <text:p>135.7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3472" calcext:value-type="float">
            <text:p>135.9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74328" calcext:value-type="float">
            <text:p>135.9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09024" calcext:value-type="float">
            <text:p>136.2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5432" calcext:value-type="float">
            <text:p>136.4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2072" calcext:value-type="float">
            <text:p>136.2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39632" calcext:value-type="float">
            <text:p>135.7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41512" calcext:value-type="float">
            <text:p>135.5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71864" calcext:value-type="float">
            <text:p>136.0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848" calcext:value-type="float">
            <text:p>136.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81464" calcext:value-type="float">
            <text:p>136.6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31984" calcext:value-type="float">
            <text:p>137.0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65968" calcext:value-type="float">
            <text:p>137.6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17784" calcext:value-type="float">
            <text:p>137.7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49304" calcext:value-type="float">
            <text:p>138.4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06048" calcext:value-type="float">
            <text:p>138.3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73816" calcext:value-type="float">
            <text:p>137.9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05592" calcext:value-type="float">
            <text:p>137.7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47096" calcext:value-type="float">
            <text:p>137.5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22712" calcext:value-type="float">
            <text:p>137.5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7148" calcext:value-type="float">
            <text:p>137.5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95408" calcext:value-type="float">
            <text:p>136.9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64344" calcext:value-type="float">
            <text:p>136.8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31984" calcext:value-type="float">
            <text:p>137.0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64928" calcext:value-type="float">
            <text:p>136.9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328" calcext:value-type="float">
            <text:p>136.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84512" calcext:value-type="float">
            <text:p>136.6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24136" calcext:value-type="float">
            <text:p>136.7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98456" calcext:value-type="float">
            <text:p>136.9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71024" calcext:value-type="float">
            <text:p>136.9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45016" calcext:value-type="float">
            <text:p>136.1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62136" calcext:value-type="float">
            <text:p>135.9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67648" calcext:value-type="float">
            <text:p>135.8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21344" calcext:value-type="float">
            <text:p>135.7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3664" calcext:value-type="float">
            <text:p>135.2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3832" calcext:value-type="float">
            <text:p>135.0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64" calcext:value-type="float">
            <text:p>135.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71536" calcext:value-type="float">
            <text:p>134.9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58432" calcext:value-type="float">
            <text:p>133.7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01816" calcext:value-type="float">
            <text:p>133.4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12256" calcext:value-type="float">
            <text:p>133.1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91048" calcext:value-type="float">
            <text:p>132.5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2968" calcext:value-type="float">
            <text:p>132.7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88" calcext:value-type="float">
            <text:p>132.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3448" calcext:value-type="float">
            <text:p>132.7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34304" calcext:value-type="float">
            <text:p>132.7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9376" calcext:value-type="float">
            <text:p>132.9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4332" calcext:value-type="float">
            <text:p>133.2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46824" calcext:value-type="float">
            <text:p>133.8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04608" calcext:value-type="float">
            <text:p>134.4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91832" calcext:value-type="float">
            <text:p>134.2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34" calcext:value-type="float">
            <text:p>133.8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5448" calcext:value-type="float">
            <text:p>133.5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0804" calcext:value-type="float">
            <text:p>132.9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94096" calcext:value-type="float">
            <text:p>132.5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3344" calcext:value-type="float">
            <text:p>132.6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10504" calcext:value-type="float">
            <text:p>132.8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9856" calcext:value-type="float">
            <text:p>132.9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214" calcext:value-type="float">
            <text:p>133.1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07328" calcext:value-type="float">
            <text:p>133.3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90208" calcext:value-type="float">
            <text:p>133.4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1376" calcext:value-type="float">
            <text:p>133.6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7888" calcext:value-type="float">
            <text:p>133.9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0456" calcext:value-type="float">
            <text:p>133.9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8096" calcext:value-type="float">
            <text:p>134.1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34504" calcext:value-type="float">
            <text:p>134.3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4488" calcext:value-type="float">
            <text:p>133.4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47664" calcext:value-type="float">
            <text:p>132.9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3864" calcext:value-type="float">
            <text:p>133.0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4896" calcext:value-type="float">
            <text:p>132.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06872" calcext:value-type="float">
            <text:p>132.7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83656" calcext:value-type="float">
            <text:p>132.8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03112" calcext:value-type="float">
            <text:p>133.1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01232" calcext:value-type="float">
            <text:p>133.3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65952" calcext:value-type="float">
            <text:p>132.9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19648" calcext:value-type="float">
            <text:p>132.8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74512" calcext:value-type="float">
            <text:p>132.8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376" calcext:value-type="float">
            <text:p>132.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48248" calcext:value-type="float">
            <text:p>133.0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4072" calcext:value-type="float">
            <text:p>133.1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5992" calcext:value-type="float">
            <text:p>133.2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7536" calcext:value-type="float">
            <text:p>133.4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4904" calcext:value-type="float">
            <text:p>133.7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85864" calcext:value-type="float">
            <text:p>133.7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65824" calcext:value-type="float">
            <text:p>133.4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90208" calcext:value-type="float">
            <text:p>133.4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3736" calcext:value-type="float">
            <text:p>133.5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12128" calcext:value-type="float">
            <text:p>133.6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052" calcext:value-type="float">
            <text:p>133.7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31584" calcext:value-type="float">
            <text:p>133.8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0456" calcext:value-type="float">
            <text:p>133.9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9704" calcext:value-type="float">
            <text:p>134.0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2724" calcext:value-type="float">
            <text:p>134.1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1868" calcext:value-type="float">
            <text:p>134.2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632" calcext:value-type="float">
            <text:p>134.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60056" calcext:value-type="float">
            <text:p>134.5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40472" calcext:value-type="float">
            <text:p>134.8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3664" calcext:value-type="float">
            <text:p>135.2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4456" calcext:value-type="float">
            <text:p>135.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3096" calcext:value-type="float">
            <text:p>136.0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936" calcext:value-type="float">
            <text:p>135.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01888" calcext:value-type="float">
            <text:p>135.5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8736" calcext:value-type="float">
            <text:p>135.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50912" calcext:value-type="float">
            <text:p>134.5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78928" calcext:value-type="float">
            <text:p>134.6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56296" calcext:value-type="float">
            <text:p>134.9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67776" calcext:value-type="float">
            <text:p>135.3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4456" calcext:value-type="float">
            <text:p>135.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3096" calcext:value-type="float">
            <text:p>136.0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62592" calcext:value-type="float">
            <text:p>136.5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47352" calcext:value-type="float">
            <text:p>136.5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6" calcext:value-type="float">
            <text:p>135.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264" calcext:value-type="float">
            <text:p>135.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17712" calcext:value-type="float">
            <text:p>135.6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0464" calcext:value-type="float">
            <text:p>136.3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97288" calcext:value-type="float">
            <text:p>136.7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59544" calcext:value-type="float">
            <text:p>136.5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94368" calcext:value-type="float">
            <text:p>136.2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49816" calcext:value-type="float">
            <text:p>136.4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77248" calcext:value-type="float">
            <text:p>136.4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50984" calcext:value-type="float">
            <text:p>136.6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75824" calcext:value-type="float">
            <text:p>137.2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94696" calcext:value-type="float">
            <text:p>137.3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7992" calcext:value-type="float">
            <text:p>137.8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80368" calcext:value-type="float">
            <text:p>138.5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07016" calcext:value-type="float">
            <text:p>136.9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29064" calcext:value-type="float">
            <text:p>136.5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5432" calcext:value-type="float">
            <text:p>136.4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55912" calcext:value-type="float">
            <text:p>136.4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26272" calcext:value-type="float">
            <text:p>135.5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39176" calcext:value-type="float">
            <text:p>135.1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9152" calcext:value-type="float">
            <text:p>135.7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94752" calcext:value-type="float">
            <text:p>134.7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74584" calcext:value-type="float">
            <text:p>134.9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0928" calcext:value-type="float">
            <text:p>135.4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742" calcext:value-type="float">
            <text:p>136.4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076" calcext:value-type="float">
            <text:p>137.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29648" calcext:value-type="float">
            <text:p>136.6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664" calcext:value-type="float">
            <text:p>136.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0152" calcext:value-type="float">
            <text:p>136.0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62008" calcext:value-type="float">
            <text:p>136.4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55784" calcext:value-type="float">
            <text:p>136.9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17912" calcext:value-type="float">
            <text:p>137.2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47352" calcext:value-type="float">
            <text:p>136.5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5416" calcext:value-type="float">
            <text:p>136.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35416" calcext:value-type="float">
            <text:p>135.5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0636" calcext:value-type="float">
            <text:p>134.7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74584" calcext:value-type="float">
            <text:p>134.9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3912" calcext:value-type="float">
            <text:p>135.6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4808" calcext:value-type="float">
            <text:p>136.0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90024" calcext:value-type="float">
            <text:p>136.5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55456" calcext:value-type="float">
            <text:p>135.8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3664" calcext:value-type="float">
            <text:p>135.2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148" calcext:value-type="float">
            <text:p>133.7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358" calcext:value-type="float">
            <text:p>134.0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8444" calcext:value-type="float">
            <text:p>134.5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3504" calcext:value-type="float">
            <text:p>133.9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882" calcext:value-type="float">
            <text:p>134.1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44104" calcext:value-type="float">
            <text:p>134.9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76208" calcext:value-type="float">
            <text:p>135.7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78088" calcext:value-type="float">
            <text:p>135.5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08" calcext:value-type="float">
            <text:p>135.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24264" calcext:value-type="float">
            <text:p>136.2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98456" calcext:value-type="float">
            <text:p>136.9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32368" calcext:value-type="float">
            <text:p>135.5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71664" calcext:value-type="float">
            <text:p>134.4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21144" calcext:value-type="float">
            <text:p>134.1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4332" calcext:value-type="float">
            <text:p>133.2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4696" calcext:value-type="float">
            <text:p>133.5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17384" calcext:value-type="float">
            <text:p>134.5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66608" calcext:value-type="float">
            <text:p>135.1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24064" calcext:value-type="float">
            <text:p>134.6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73544" calcext:value-type="float">
            <text:p>134.2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64528" calcext:value-type="float">
            <text:p>133.7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4848" calcext:value-type="float">
            <text:p>132.5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3372" calcext:value-type="float">
            <text:p>132.6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39688" calcext:value-type="float">
            <text:p>133.1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77176" calcext:value-type="float">
            <text:p>134.3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8936" calcext:value-type="float">
            <text:p>133.2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3096" calcext:value-type="float">
            <text:p>132.2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51424" calcext:value-type="float">
            <text:p>132.5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7856" calcext:value-type="float">
            <text:p>132.1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71008" calcext:value-type="float">
            <text:p>132.2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6184" calcext:value-type="float">
            <text:p>132.5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74384" calcext:value-type="float">
            <text:p>133.3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39816" calcext:value-type="float">
            <text:p>132.6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508" calcext:value-type="float">
            <text:p>132.0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91888" calcext:value-type="float">
            <text:p>131.6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1616" calcext:value-type="float">
            <text:p>131.8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1992" calcext:value-type="float">
            <text:p>131.7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59528" calcext:value-type="float">
            <text:p>131.8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9736" calcext:value-type="float">
            <text:p>131.9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8336" calcext:value-type="float">
            <text:p>132.2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944" calcext:value-type="float">
            <text:p>132.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50128" calcext:value-type="float">
            <text:p>132.8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368" calcext:value-type="float">
            <text:p>132.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9608" calcext:value-type="float">
            <text:p>132.4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3344" calcext:value-type="float">
            <text:p>132.6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6664" calcext:value-type="float">
            <text:p>132.5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0136" calcext:value-type="float">
            <text:p>132.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5564" calcext:value-type="float">
            <text:p>132.7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2608" calcext:value-type="float">
            <text:p>133.6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6576" calcext:value-type="float">
            <text:p>133.3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62192" calcext:value-type="float">
            <text:p>133.3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0804" calcext:value-type="float">
            <text:p>132.9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27496" calcext:value-type="float">
            <text:p>133.1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336" calcext:value-type="float">
            <text:p>133.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02072" calcext:value-type="float">
            <text:p>132.4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4848" calcext:value-type="float">
            <text:p>132.5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7728" calcext:value-type="float">
            <text:p>132.6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55056" calcext:value-type="float">
            <text:p>132.6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848" calcext:value-type="float">
            <text:p>132.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48376" calcext:value-type="float">
            <text:p>132.5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6936" calcext:value-type="float">
            <text:p>132.4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6936" calcext:value-type="float">
            <text:p>132.4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084" calcext:value-type="float">
            <text:p>132.4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988" calcext:value-type="float">
            <text:p>132.3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78272" calcext:value-type="float">
            <text:p>132.4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944" calcext:value-type="float">
            <text:p>132.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3384" calcext:value-type="float">
            <text:p>132.9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3192" calcext:value-type="float">
            <text:p>133.7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2856" calcext:value-type="float">
            <text:p>134.1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7536" calcext:value-type="float">
            <text:p>133.4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144" calcext:value-type="float">
            <text:p>133.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6576" calcext:value-type="float">
            <text:p>133.3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6328" calcext:value-type="float">
            <text:p>132.9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13552" calcext:value-type="float">
            <text:p>132.8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83656" calcext:value-type="float">
            <text:p>132.8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65952" calcext:value-type="float">
            <text:p>132.9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214" calcext:value-type="float">
            <text:p>133.1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952" calcext:value-type="float">
            <text:p>133.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336" calcext:value-type="float">
            <text:p>133.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1752" calcext:value-type="float">
            <text:p>133.6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7136" calcext:value-type="float">
            <text:p>134.0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91704" calcext:value-type="float">
            <text:p>134.7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48904" calcext:value-type="float">
            <text:p>135.2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38136" calcext:value-type="float">
            <text:p>134.4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48448" calcext:value-type="float">
            <text:p>134.6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67904" calcext:value-type="float">
            <text:p>134.8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6864" calcext:value-type="float">
            <text:p>134.1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09536" calcext:value-type="float">
            <text:p>134.2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4296" calcext:value-type="float">
            <text:p>134.1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7992" calcext:value-type="float">
            <text:p>134.0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9016" calcext:value-type="float">
            <text:p>133.8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96" calcext:value-type="float">
            <text:p>133.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49744" calcext:value-type="float">
            <text:p>134.3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9432" calcext:value-type="float">
            <text:p>134.1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82688" calcext:value-type="float">
            <text:p>134.2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24648" calcext:value-type="float">
            <text:p>134.7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28864" calcext:value-type="float">
            <text:p>134.9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4352" calcext:value-type="float">
            <text:p>134.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04024" calcext:value-type="float">
            <text:p>134.3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292" calcext:value-type="float">
            <text:p>133.8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46824" calcext:value-type="float">
            <text:p>133.8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816" calcext:value-type="float">
            <text:p>133.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9432" calcext:value-type="float">
            <text:p>134.1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67448" calcext:value-type="float">
            <text:p>134.2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7108" calcext:value-type="float">
            <text:p>134.3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3204" calcext:value-type="float">
            <text:p>134.4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10576" calcext:value-type="float">
            <text:p>134.9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89112" calcext:value-type="float">
            <text:p>135.3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976" calcext:value-type="float">
            <text:p>135.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55712" calcext:value-type="float">
            <text:p>134.8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3584" calcext:value-type="float">
            <text:p>134.5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53376" calcext:value-type="float">
            <text:p>134.4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46696" calcext:value-type="float">
            <text:p>134.3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16216" calcext:value-type="float">
            <text:p>134.3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27112" calcext:value-type="float">
            <text:p>134.6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26272" calcext:value-type="float">
            <text:p>135.5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32824" calcext:value-type="float">
            <text:p>136.1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1176" calcext:value-type="float">
            <text:p>135.9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6144" calcext:value-type="float">
            <text:p>136.0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848" calcext:value-type="float">
            <text:p>136.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0216" calcext:value-type="float">
            <text:p>135.8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78088" calcext:value-type="float">
            <text:p>135.5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7024" calcext:value-type="float">
            <text:p>135.4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67776" calcext:value-type="float">
            <text:p>135.3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20176" calcext:value-type="float">
            <text:p>135.5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6836" calcext:value-type="float">
            <text:p>135.4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4" calcext:value-type="float">
            <text:p>134.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74128" calcext:value-type="float">
            <text:p>134.3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73544" calcext:value-type="float">
            <text:p>134.2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48448" calcext:value-type="float">
            <text:p>134.6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7296" calcext:value-type="float">
            <text:p>135.3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6564" calcext:value-type="float">
            <text:p>136.5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5448" calcext:value-type="float">
            <text:p>137.3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6392" calcext:value-type="float">
            <text:p>136.4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7504" calcext:value-type="float">
            <text:p>135.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56752" calcext:value-type="float">
            <text:p>135.5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6" calcext:value-type="float">
            <text:p>135.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2556" calcext:value-type="float">
            <text:p>135.9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9884" calcext:value-type="float">
            <text:p>135.4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14536" calcext:value-type="float">
            <text:p>136.1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3344" calcext:value-type="float">
            <text:p>136.4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6144" calcext:value-type="float">
            <text:p>136.0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07528" calcext:value-type="float">
            <text:p>134.9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9784" calcext:value-type="float">
            <text:p>134.6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83144" calcext:value-type="float">
            <text:p>134.8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01304" calcext:value-type="float">
            <text:p>135.4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83928" calcext:value-type="float">
            <text:p>136.5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2284" calcext:value-type="float">
            <text:p>137.0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266" calcext:value-type="float">
            <text:p>136.6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22256" calcext:value-type="float">
            <text:p>136.9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9608" calcext:value-type="float">
            <text:p>136.3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3392" calcext:value-type="float">
            <text:p>135.3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16544" calcext:value-type="float">
            <text:p>135.4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3096" calcext:value-type="float">
            <text:p>136.0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49232" calcext:value-type="float">
            <text:p>136.3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42552" calcext:value-type="float">
            <text:p>136.2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48776" calcext:value-type="float">
            <text:p>135.7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88528" calcext:value-type="float">
            <text:p>135.2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9592" calcext:value-type="float">
            <text:p>134.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9592" calcext:value-type="float">
            <text:p>134.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47864" calcext:value-type="float">
            <text:p>134.5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19008" calcext:value-type="float">
            <text:p>135.3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63888" calcext:value-type="float">
            <text:p>136.2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3744" calcext:value-type="float">
            <text:p>135.8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59088" calcext:value-type="float">
            <text:p>135.9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4456" calcext:value-type="float">
            <text:p>135.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3496" calcext:value-type="float">
            <text:p>134.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41512" calcext:value-type="float">
            <text:p>135.5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69656" calcext:value-type="float">
            <text:p>135.1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0928" calcext:value-type="float">
            <text:p>135.4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24976" calcext:value-type="float">
            <text:p>135.8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0008" calcext:value-type="float">
            <text:p>135.7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77504" calcext:value-type="float">
            <text:p>135.4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644" calcext:value-type="float">
            <text:p>135.3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4352" calcext:value-type="float">
            <text:p>134.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04936" calcext:value-type="float">
            <text:p>135.5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58632" calcext:value-type="float">
            <text:p>135.3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87944" calcext:value-type="float">
            <text:p>135.1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11032" calcext:value-type="float">
            <text:p>135.5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0384" calcext:value-type="float">
            <text:p>135.6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9488" calcext:value-type="float">
            <text:p>135.3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74456" calcext:value-type="float">
            <text:p>135.4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04936" calcext:value-type="float">
            <text:p>135.5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38592" calcext:value-type="float">
            <text:p>135.0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26656" calcext:value-type="float">
            <text:p>134.0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5528" calcext:value-type="float">
            <text:p>134.1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35672" calcext:value-type="float">
            <text:p>134.5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1596" calcext:value-type="float">
            <text:p>135.3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39432" calcext:value-type="float">
            <text:p>134.1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35672" calcext:value-type="float">
            <text:p>134.5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064" calcext:value-type="float">
            <text:p>134.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1" calcext:value-type="float">
            <text:p>133.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9496" calcext:value-type="float">
            <text:p>133.8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12456" calcext:value-type="float">
            <text:p>134.7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2828" calcext:value-type="float">
            <text:p>134.8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3872" calcext:value-type="float">
            <text:p>135.3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9192" calcext:value-type="float">
            <text:p>136.0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36128" calcext:value-type="float">
            <text:p>135.1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3712" calcext:value-type="float">
            <text:p>134.0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8576" calcext:value-type="float">
            <text:p>134.1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07072" calcext:value-type="float">
            <text:p>134.3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74712" calcext:value-type="float">
            <text:p>134.4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51496" calcext:value-type="float">
            <text:p>134.6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37424" calcext:value-type="float">
            <text:p>134.8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84312" calcext:value-type="float">
            <text:p>135.0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16544" calcext:value-type="float">
            <text:p>135.4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646" calcext:value-type="float">
            <text:p>135.8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98456" calcext:value-type="float">
            <text:p>136.9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16032" calcext:value-type="float">
            <text:p>137.4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84256" calcext:value-type="float">
            <text:p>137.6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9368" calcext:value-type="float">
            <text:p>138.1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02872" calcext:value-type="float">
            <text:p>138.8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3352" calcext:value-type="float">
            <text:p>138.8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23496" calcext:value-type="float">
            <text:p>139.2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72976" calcext:value-type="float">
            <text:p>138.8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19408" calcext:value-type="float">
            <text:p>138.5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15904" calcext:value-type="float">
            <text:p>137.9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06048" calcext:value-type="float">
            <text:p>138.3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83872" calcext:value-type="float">
            <text:p>139.1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11304" calcext:value-type="float">
            <text:p>139.2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648" calcext:value-type="float">
            <text:p>139.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74144" calcext:value-type="float">
            <text:p>139.0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29136" calcext:value-type="float">
            <text:p>138.6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81536" calcext:value-type="float">
            <text:p>138.7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65" calcext:value-type="float">
            <text:p>139.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90936" calcext:value-type="float">
            <text:p>137.7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5916" calcext:value-type="float">
            <text:p>138.0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15648" calcext:value-type="float">
            <text:p>138.9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52352" calcext:value-type="float">
            <text:p>138.4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57864" calcext:value-type="float">
            <text:p>138.3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43792" calcext:value-type="float">
            <text:p>138.5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9068" calcext:value-type="float">
            <text:p>138.7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96648" calcext:value-type="float">
            <text:p>139.2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79072" calcext:value-type="float">
            <text:p>138.8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66296" calcext:value-type="float">
            <text:p>138.7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7732" calcext:value-type="float">
            <text:p>138.5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62664" calcext:value-type="float">
            <text:p>138.6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412" calcext:value-type="float">
            <text:p>139.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20448" calcext:value-type="float">
            <text:p>139.2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16944" calcext:value-type="float">
            <text:p>138.6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50272" calcext:value-type="float">
            <text:p>137.0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362" calcext:value-type="float">
            <text:p>137.2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32896" calcext:value-type="float">
            <text:p>138.2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90808" calcext:value-type="float">
            <text:p>138.2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792" calcext:value-type="float">
            <text:p>138.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77832" calcext:value-type="float">
            <text:p>136.5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41384" calcext:value-type="float">
            <text:p>136.0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77832" calcext:value-type="float">
            <text:p>136.5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6784" calcext:value-type="float">
            <text:p>137.3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98328" calcext:value-type="float">
            <text:p>137.4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7136" calcext:value-type="float">
            <text:p>137.8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56952" calcext:value-type="float">
            <text:p>137.1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20248" calcext:value-type="float">
            <text:p>137.6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60456" calcext:value-type="float">
            <text:p>137.7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8416" calcext:value-type="float">
            <text:p>136.6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78416" calcext:value-type="float">
            <text:p>136.6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6808" calcext:value-type="float">
            <text:p>136.7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05848" calcext:value-type="float">
            <text:p>136.7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376" calcext:value-type="float">
            <text:p>136.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22128" calcext:value-type="float">
            <text:p>137.4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65968" calcext:value-type="float">
            <text:p>137.6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54616" calcext:value-type="float">
            <text:p>136.7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12784" calcext:value-type="float">
            <text:p>135.8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0552" calcext:value-type="float">
            <text:p>135.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17712" calcext:value-type="float">
            <text:p>135.6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85352" calcext:value-type="float">
            <text:p>135.7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02472" calcext:value-type="float">
            <text:p>135.6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648" calcext:value-type="float">
            <text:p>135.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25816" calcext:value-type="float">
            <text:p>134.9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8736" calcext:value-type="float">
            <text:p>135.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3664" calcext:value-type="float">
            <text:p>135.2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3496" calcext:value-type="float">
            <text:p>134.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31912" calcext:value-type="float">
            <text:p>134.9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68616" calcext:value-type="float">
            <text:p>134.4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716" calcext:value-type="float">
            <text:p>133.4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3216" calcext:value-type="float">
            <text:p>133.1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5616" calcext:value-type="float">
            <text:p>133.3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5656" calcext:value-type="float">
            <text:p>133.6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628" calcext:value-type="float">
            <text:p>134.0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58176" calcext:value-type="float">
            <text:p>134.7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1408" calcext:value-type="float">
            <text:p>135.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6896" calcext:value-type="float">
            <text:p>135.9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25232" calcext:value-type="float">
            <text:p>134.8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50328" calcext:value-type="float">
            <text:p>134.4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35088" calcext:value-type="float">
            <text:p>134.4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43648" calcext:value-type="float">
            <text:p>134.3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8768" calcext:value-type="float">
            <text:p>133.3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07456" calcext:value-type="float">
            <text:p>132.8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5472" calcext:value-type="float">
            <text:p>132.9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68872" calcext:value-type="float">
            <text:p>133.4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25944" calcext:value-type="float">
            <text:p>134.4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84568" calcext:value-type="float">
            <text:p>134.0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84696" calcext:value-type="float">
            <text:p>133.5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38976" calcext:value-type="float">
            <text:p>133.5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24" calcext:value-type="float">
            <text:p>133.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07328" calcext:value-type="float">
            <text:p>133.3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5616" calcext:value-type="float">
            <text:p>133.3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4072" calcext:value-type="float">
            <text:p>133.1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7728" calcext:value-type="float">
            <text:p>132.6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51424" calcext:value-type="float">
            <text:p>132.5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5752" calcext:value-type="float">
            <text:p>132.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0596" calcext:value-type="float">
            <text:p>131.5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1344" calcext:value-type="float">
            <text:p>131.9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0464" calcext:value-type="float">
            <text:p>132.4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3952" calcext:value-type="float">
            <text:p>132.2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40656" calcext:value-type="float">
            <text:p>131.7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28008" calcext:value-type="float">
            <text:p>131.1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35984" calcext:value-type="float">
            <text:p>130.9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9848" calcext:value-type="float">
            <text:p>130.6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5064" calcext:value-type="float">
            <text:p>130.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4292" calcext:value-type="float">
            <text:p>130.0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3436" calcext:value-type="float">
            <text:p>130.1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306" calcext:value-type="float">
            <text:p>130.5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44" calcext:value-type="float">
            <text:p>130.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13024" calcext:value-type="float">
            <text:p>130.1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01416" calcext:value-type="float">
            <text:p>130.2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56864" calcext:value-type="float">
            <text:p>130.3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6424" calcext:value-type="float">
            <text:p>130.6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8968" calcext:value-type="float">
            <text:p>130.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9616" calcext:value-type="float">
            <text:p>131.0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6584" calcext:value-type="float">
            <text:p>131.9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3644" calcext:value-type="float">
            <text:p>131.5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2016" calcext:value-type="float">
            <text:p>130.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66464" calcext:value-type="float">
            <text:p>130.9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5544" calcext:value-type="float">
            <text:p>131.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7712" calcext:value-type="float">
            <text:p>131.8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34888" calcext:value-type="float">
            <text:p>132.8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0216" calcext:value-type="float">
            <text:p>132.0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9156" calcext:value-type="float">
            <text:p>130.5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58616" calcext:value-type="float">
            <text:p>130.6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71976" calcext:value-type="float">
            <text:p>130.8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49344" calcext:value-type="float">
            <text:p>131.1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6272" calcext:value-type="float">
            <text:p>131.7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37936" calcext:value-type="float">
            <text:p>132.8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0624" calcext:value-type="float">
            <text:p>133.7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3944" calcext:value-type="float">
            <text:p>133.6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3216" calcext:value-type="float">
            <text:p>133.1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0512" calcext:value-type="float">
            <text:p>132.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8504" calcext:value-type="float">
            <text:p>132.0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6248" calcext:value-type="float">
            <text:p>132.2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22112" calcext:value-type="float">
            <text:p>132.7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5512" calcext:value-type="float">
            <text:p>133.2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0512" calcext:value-type="float">
            <text:p>132.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0808" calcext:value-type="float">
            <text:p>130.6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35656" calcext:value-type="float">
            <text:p>129.8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08352" calcext:value-type="float">
            <text:p>129.3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19248" calcext:value-type="float">
            <text:p>129.6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6424" calcext:value-type="float">
            <text:p>130.6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0832" calcext:value-type="float">
            <text:p>130.1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4292" calcext:value-type="float">
            <text:p>130.0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056" calcext:value-type="float">
            <text:p>130.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69768" calcext:value-type="float">
            <text:p>129.9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2184" calcext:value-type="float">
            <text:p>129.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7664" calcext:value-type="float">
            <text:p>129.1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85136" calcext:value-type="float">
            <text:p>129.4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5816" calcext:value-type="float">
            <text:p>130.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684" calcext:value-type="float">
            <text:p>130.9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3644" calcext:value-type="float">
            <text:p>131.5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30928" calcext:value-type="float">
            <text:p>131.6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4288" calcext:value-type="float">
            <text:p>131.8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44544" calcext:value-type="float">
            <text:p>130.8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37536" calcext:value-type="float">
            <text:p>129.6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3048" calcext:value-type="float">
            <text:p>129.5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64384" calcext:value-type="float">
            <text:p>129.5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17496" calcext:value-type="float">
            <text:p>129.3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63016" calcext:value-type="float">
            <text:p>127.7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51408" calcext:value-type="float">
            <text:p>127.8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51992" calcext:value-type="float">
            <text:p>127.9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45896" calcext:value-type="float">
            <text:p>127.9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34288" calcext:value-type="float">
            <text:p>128.0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04392" calcext:value-type="float">
            <text:p>128.1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80592" calcext:value-type="float">
            <text:p>128.1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6896" calcext:value-type="float">
            <text:p>128.3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21968" calcext:value-type="float">
            <text:p>128.5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02968" calcext:value-type="float">
            <text:p>128.9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83256" calcext:value-type="float">
            <text:p>129.6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64" calcext:value-type="float">
            <text:p>131.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87928" calcext:value-type="float">
            <text:p>130.4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35656" calcext:value-type="float">
            <text:p>129.8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11528" calcext:value-type="float">
            <text:p>128.8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21968" calcext:value-type="float">
            <text:p>128.5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7132" calcext:value-type="float">
            <text:p>128.6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43176" calcext:value-type="float">
            <text:p>129.0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12568" calcext:value-type="float">
            <text:p>129.5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53944" calcext:value-type="float">
            <text:p>129.8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22752" calcext:value-type="float">
            <text:p>130.2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352" calcext:value-type="float">
            <text:p>129.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05304" calcext:value-type="float">
            <text:p>129.3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51608" calcext:value-type="float">
            <text:p>129.4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57704" calcext:value-type="float">
            <text:p>129.4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40584" calcext:value-type="float">
            <text:p>129.6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1244" calcext:value-type="float">
            <text:p>130.0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60752" calcext:value-type="float">
            <text:p>129.4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93952" calcext:value-type="float">
            <text:p>128.3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45768" calcext:value-type="float">
            <text:p>128.4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46936" calcext:value-type="float">
            <text:p>128.6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21512" calcext:value-type="float">
            <text:p>127.9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8008" calcext:value-type="float">
            <text:p>127.3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97256" calcext:value-type="float">
            <text:p>127.3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06984" calcext:value-type="float">
            <text:p>127.5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02056" calcext:value-type="float">
            <text:p>127.7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18464" calcext:value-type="float">
            <text:p>127.9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47648" calcext:value-type="float">
            <text:p>128.2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04392" calcext:value-type="float">
            <text:p>128.1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3496" calcext:value-type="float">
            <text:p>127.7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99008" calcext:value-type="float">
            <text:p>127.6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84808" calcext:value-type="float">
            <text:p>128.3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736" calcext:value-type="float">
            <text:p>127.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2644" calcext:value-type="float">
            <text:p>127.7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65224" calcext:value-type="float">
            <text:p>128.6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4084" calcext:value-type="float">
            <text:p>128.6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02968" calcext:value-type="float">
            <text:p>128.9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06728" calcext:value-type="float">
            <text:p>128.5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88568" calcext:value-type="float">
            <text:p>127.9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11784" calcext:value-type="float">
            <text:p>127.8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11072" calcext:value-type="float">
            <text:p>128.2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19176" calcext:value-type="float">
            <text:p>127.5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1788" calcext:value-type="float">
            <text:p>127.8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4648" calcext:value-type="float">
            <text:p>128.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9116" calcext:value-type="float">
            <text:p>127.3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3688" calcext:value-type="float">
            <text:p>127.0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208" calcext:value-type="float">
            <text:p>127.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1912" calcext:value-type="float">
            <text:p>127.3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6464" calcext:value-type="float">
            <text:p>127.1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0576" calcext:value-type="float">
            <text:p>127.2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5648" calcext:value-type="float">
            <text:p>127.4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73912" calcext:value-type="float">
            <text:p>128.0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51536" calcext:value-type="float">
            <text:p>127.3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46024" calcext:value-type="float">
            <text:p>127.4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10616" calcext:value-type="float">
            <text:p>127.6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61136" calcext:value-type="float">
            <text:p>127.9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35456" calcext:value-type="float">
            <text:p>128.2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22808" calcext:value-type="float">
            <text:p>127.6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0784" calcext:value-type="float">
            <text:p>127.4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73456" calcext:value-type="float">
            <text:p>127.4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08152" calcext:value-type="float">
            <text:p>127.7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9944" calcext:value-type="float">
            <text:p>128.3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2552" calcext:value-type="float">
            <text:p>128.6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6172" calcext:value-type="float">
            <text:p>128.0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446" calcext:value-type="float">
            <text:p>128.2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2872" calcext:value-type="float">
            <text:p>127.3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25272" calcext:value-type="float">
            <text:p>127.5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47064" calcext:value-type="float">
            <text:p>128.1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73328" calcext:value-type="float">
            <text:p>127.9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27024" calcext:value-type="float">
            <text:p>127.8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70992" calcext:value-type="float">
            <text:p>127.5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32664" calcext:value-type="float">
            <text:p>127.2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60096" calcext:value-type="float">
            <text:p>127.2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51536" calcext:value-type="float">
            <text:p>127.3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2164" calcext:value-type="float">
            <text:p>127.4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70992" calcext:value-type="float">
            <text:p>127.5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2536" calcext:value-type="float">
            <text:p>127.7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13536" calcext:value-type="float">
            <text:p>128.1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82472" calcext:value-type="float">
            <text:p>127.9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78256" calcext:value-type="float">
            <text:p>127.7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636" calcext:value-type="float">
            <text:p>127.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33704" calcext:value-type="float">
            <text:p>127.9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7696" calcext:value-type="float">
            <text:p>128.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08024" calcext:value-type="float">
            <text:p>128.2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3848" calcext:value-type="float">
            <text:p>128.3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93952" calcext:value-type="float">
            <text:p>128.3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2952" calcext:value-type="float">
            <text:p>128.0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70864" calcext:value-type="float">
            <text:p>128.0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65352" calcext:value-type="float">
            <text:p>128.1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50112" calcext:value-type="float">
            <text:p>128.1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5316" calcext:value-type="float">
            <text:p>128.1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44016" calcext:value-type="float">
            <text:p>128.1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95832" calcext:value-type="float">
            <text:p>128.1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41552" calcext:value-type="float">
            <text:p>128.2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8176" calcext:value-type="float">
            <text:p>128.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04264" calcext:value-type="float">
            <text:p>128.6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49856" calcext:value-type="float">
            <text:p>129.1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64512" calcext:value-type="float">
            <text:p>129.0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53488" calcext:value-type="float">
            <text:p>129.2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52192" calcext:value-type="float">
            <text:p>129.5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24304" calcext:value-type="float">
            <text:p>128.9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4084" calcext:value-type="float">
            <text:p>128.6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4752" calcext:value-type="float">
            <text:p>128.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3344" calcext:value-type="float">
            <text:p>128.8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64512" calcext:value-type="float">
            <text:p>129.0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0952" calcext:value-type="float">
            <text:p>129.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7448" calcext:value-type="float">
            <text:p>130.4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2392" calcext:value-type="float">
            <text:p>130.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13864" calcext:value-type="float">
            <text:p>129.2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96744" calcext:value-type="float">
            <text:p>129.3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52776" calcext:value-type="float">
            <text:p>129.6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23336" calcext:value-type="float">
            <text:p>130.3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25672" calcext:value-type="float">
            <text:p>130.7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09136" calcext:value-type="float">
            <text:p>131.0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8676" calcext:value-type="float">
            <text:p>130.2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97912" calcext:value-type="float">
            <text:p>129.5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04592" calcext:value-type="float">
            <text:p>129.7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71648" calcext:value-type="float">
            <text:p>129.7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7528" calcext:value-type="float">
            <text:p>129.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03296" calcext:value-type="float">
            <text:p>130.0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11144" calcext:value-type="float">
            <text:p>130.3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72688" calcext:value-type="float">
            <text:p>130.4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01288" calcext:value-type="float">
            <text:p>130.7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15232" calcext:value-type="float">
            <text:p>131.0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74184" calcext:value-type="float">
            <text:p>131.7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1472" calcext:value-type="float">
            <text:p>133.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28208" calcext:value-type="float">
            <text:p>132.7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28792" calcext:value-type="float">
            <text:p>132.8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02528" calcext:value-type="float">
            <text:p>133.0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0324" calcext:value-type="float">
            <text:p>132.6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04" calcext:value-type="float">
            <text:p>132.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788" calcext:value-type="float">
            <text:p>131.6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1096" calcext:value-type="float">
            <text:p>131.4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0008" calcext:value-type="float">
            <text:p>131.8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704" calcext:value-type="float">
            <text:p>132.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712" calcext:value-type="float">
            <text:p>133.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4592" calcext:value-type="float">
            <text:p>133.5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4112" calcext:value-type="float">
            <text:p>133.4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61864" calcext:value-type="float">
            <text:p>132.2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32" calcext:value-type="float">
            <text:p>132.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7208" calcext:value-type="float">
            <text:p>132.3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52008" calcext:value-type="float">
            <text:p>132.6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4332" calcext:value-type="float">
            <text:p>133.2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3476" calcext:value-type="float">
            <text:p>133.3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0104" calcext:value-type="float">
            <text:p>133.4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9144" calcext:value-type="float">
            <text:p>133.3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1544" calcext:value-type="float">
            <text:p>133.5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1" calcext:value-type="float">
            <text:p>133.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87488" calcext:value-type="float">
            <text:p>134.5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71536" calcext:value-type="float">
            <text:p>134.9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64" calcext:value-type="float">
            <text:p>135.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3896" calcext:value-type="float">
            <text:p>134.8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46568" calcext:value-type="float">
            <text:p>134.8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1972" calcext:value-type="float">
            <text:p>134.9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28864" calcext:value-type="float">
            <text:p>134.9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75752" calcext:value-type="float">
            <text:p>135.1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0552" calcext:value-type="float">
            <text:p>135.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3976" calcext:value-type="float">
            <text:p>135.4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01888" calcext:value-type="float">
            <text:p>135.5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37552" calcext:value-type="float">
            <text:p>134.3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6252" calcext:value-type="float">
            <text:p>134.4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09408" calcext:value-type="float">
            <text:p>134.7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528" calcext:value-type="float">
            <text:p>133.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31456" calcext:value-type="float">
            <text:p>134.3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9728" calcext:value-type="float">
            <text:p>133.4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1376" calcext:value-type="float">
            <text:p>133.6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19264" calcext:value-type="float">
            <text:p>134.3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9016" calcext:value-type="float">
            <text:p>133.8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24776" calcext:value-type="float">
            <text:p>134.2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3568" calcext:value-type="float">
            <text:p>133.7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1896" calcext:value-type="float">
            <text:p>134.0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12256" calcext:value-type="float">
            <text:p>133.1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2944" calcext:value-type="float">
            <text:p>133.2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7536" calcext:value-type="float">
            <text:p>133.4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3568" calcext:value-type="float">
            <text:p>133.7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04024" calcext:value-type="float">
            <text:p>134.3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9992" calcext:value-type="float">
            <text:p>134.8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1492" calcext:value-type="float">
            <text:p>134.6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87944" calcext:value-type="float">
            <text:p>135.1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3872" calcext:value-type="float">
            <text:p>135.3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2376" calcext:value-type="float">
            <text:p>134.0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28408" calcext:value-type="float">
            <text:p>134.3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93584" calcext:value-type="float">
            <text:p>134.5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80552" calcext:value-type="float">
            <text:p>135.4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23808" calcext:value-type="float">
            <text:p>135.6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78344" calcext:value-type="float">
            <text:p>134.5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42936" calcext:value-type="float">
            <text:p>134.7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2224" calcext:value-type="float">
            <text:p>135.1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10448" calcext:value-type="float">
            <text:p>135.4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2952" calcext:value-type="float">
            <text:p>135.6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41968" calcext:value-type="float">
            <text:p>136.1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88144" calcext:value-type="float">
            <text:p>136.7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08512" calcext:value-type="float">
            <text:p>138.2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49048" calcext:value-type="float">
            <text:p>139.4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71096" calcext:value-type="float">
            <text:p>139.0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22912" calcext:value-type="float">
            <text:p>139.1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50344" calcext:value-type="float">
            <text:p>139.1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98984" calcext:value-type="float">
            <text:p>139.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07088" calcext:value-type="float">
            <text:p>139.0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54104" calcext:value-type="float">
            <text:p>138.7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41912" calcext:value-type="float">
            <text:p>138.7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78488" calcext:value-type="float">
            <text:p>138.7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51056" calcext:value-type="float">
            <text:p>138.7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79072" calcext:value-type="float">
            <text:p>138.8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44832" calcext:value-type="float">
            <text:p>139.2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79656" calcext:value-type="float">
            <text:p>138.9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01704" calcext:value-type="float">
            <text:p>138.6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51184" calcext:value-type="float">
            <text:p>138.2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3348" calcext:value-type="float">
            <text:p>138.3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12728" calcext:value-type="float">
            <text:p>138.4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4872" calcext:value-type="float">
            <text:p>138.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3544" calcext:value-type="float">
            <text:p>138.0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28096" calcext:value-type="float">
            <text:p>137.9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51896" calcext:value-type="float">
            <text:p>137.8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0496" calcext:value-type="float">
            <text:p>138.0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36528" calcext:value-type="float">
            <text:p>138.3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97488" calcext:value-type="float">
            <text:p>138.3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86592" calcext:value-type="float">
            <text:p>138.0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45216" calcext:value-type="float">
            <text:p>137.7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58704" calcext:value-type="float">
            <text:p>137.4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0092" calcext:value-type="float">
            <text:p>136.9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3472" calcext:value-type="float">
            <text:p>135.9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9528" calcext:value-type="float">
            <text:p>135.6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7296" calcext:value-type="float">
            <text:p>135.3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5688" calcext:value-type="float">
            <text:p>135.4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122" calcext:value-type="float">
            <text:p>135.7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13496" calcext:value-type="float">
            <text:p>135.4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8548" calcext:value-type="float">
            <text:p>135.2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5272" calcext:value-type="float">
            <text:p>135.1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0304" calcext:value-type="float">
            <text:p>135.0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96048" calcext:value-type="float">
            <text:p>134.4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7032" calcext:value-type="float">
            <text:p>133.9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24448" calcext:value-type="float">
            <text:p>133.1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94" calcext:value-type="float">
            <text:p>132.3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788" calcext:value-type="float">
            <text:p>131.6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16984" calcext:value-type="float">
            <text:p>131.3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312" calcext:value-type="float">
            <text:p>131.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74184" calcext:value-type="float">
            <text:p>131.7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80864" calcext:value-type="float">
            <text:p>131.8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94224" calcext:value-type="float">
            <text:p>132.0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6456" calcext:value-type="float">
            <text:p>132.4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3184" calcext:value-type="float">
            <text:p>132.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048" calcext:value-type="float">
            <text:p>133.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1248" calcext:value-type="float">
            <text:p>134.1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01888" calcext:value-type="float">
            <text:p>135.5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74456" calcext:value-type="float">
            <text:p>135.4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074" calcext:value-type="float">
            <text:p>135.4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9776" calcext:value-type="float">
            <text:p>136.1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456" calcext:value-type="float">
            <text:p>136.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656" calcext:value-type="float">
            <text:p>136.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7856" calcext:value-type="float">
            <text:p>136.0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3848" calcext:value-type="float">
            <text:p>135.9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50656" calcext:value-type="float">
            <text:p>135.5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9884" calcext:value-type="float">
            <text:p>135.4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1596" calcext:value-type="float">
            <text:p>135.3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7108" calcext:value-type="float">
            <text:p>134.3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24904" calcext:value-type="float">
            <text:p>133.7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48704" calcext:value-type="float">
            <text:p>133.6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06616" calcext:value-type="float">
            <text:p>133.7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8472" calcext:value-type="float">
            <text:p>134.0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9864" calcext:value-type="float">
            <text:p>133.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4088" calcext:value-type="float">
            <text:p>134.0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8236" calcext:value-type="float">
            <text:p>133.1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88584" calcext:value-type="float">
            <text:p>132.6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91048" calcext:value-type="float">
            <text:p>132.5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42864" calcext:value-type="float">
            <text:p>132.6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99608" calcext:value-type="float">
            <text:p>132.4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5752" calcext:value-type="float">
            <text:p>131.3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60368" calcext:value-type="float">
            <text:p>130.9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15232" calcext:value-type="float">
            <text:p>131.0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3104" calcext:value-type="float">
            <text:p>130.7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8968" calcext:value-type="float">
            <text:p>130.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108" calcext:value-type="float">
            <text:p>130.5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05048" calcext:value-type="float">
            <text:p>130.3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85592" calcext:value-type="float">
            <text:p>130.0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6928" calcext:value-type="float">
            <text:p>130.1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22752" calcext:value-type="float">
            <text:p>130.2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2312" calcext:value-type="float">
            <text:p>130.5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0304" calcext:value-type="float">
            <text:p>131.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6504" calcext:value-type="float">
            <text:p>131.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95648" calcext:value-type="float">
            <text:p>131.2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87344" calcext:value-type="float">
            <text:p>130.3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42208" calcext:value-type="float">
            <text:p>130.4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36696" calcext:value-type="float">
            <text:p>130.5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3856" calcext:value-type="float">
            <text:p>130.6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71392" calcext:value-type="float">
            <text:p>130.7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0744" calcext:value-type="float">
            <text:p>130.9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76192" calcext:value-type="float">
            <text:p>131.0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9448" calcext:value-type="float">
            <text:p>131.2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6608" calcext:value-type="float">
            <text:p>131.3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15104" calcext:value-type="float">
            <text:p>131.5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6168" calcext:value-type="float">
            <text:p>131.6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68672" calcext:value-type="float">
            <text:p>131.8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5456" calcext:value-type="float">
            <text:p>132.0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9296" calcext:value-type="float">
            <text:p>132.2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94096" calcext:value-type="float">
            <text:p>132.5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14136" calcext:value-type="float">
            <text:p>132.9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8664" calcext:value-type="float">
            <text:p>133.3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96" calcext:value-type="float">
            <text:p>133.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74584" calcext:value-type="float">
            <text:p>134.9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62848" calcext:value-type="float">
            <text:p>135.5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19464" calcext:value-type="float">
            <text:p>135.9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45856" calcext:value-type="float">
            <text:p>135.2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19392" calcext:value-type="float">
            <text:p>133.8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01944" calcext:value-type="float">
            <text:p>132.9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4808" calcext:value-type="float">
            <text:p>132.1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75808" calcext:value-type="float">
            <text:p>132.5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3448" calcext:value-type="float">
            <text:p>132.7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68288" calcext:value-type="float">
            <text:p>133.3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29248" calcext:value-type="float">
            <text:p>133.4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0688" calcext:value-type="float">
            <text:p>133.5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74384" calcext:value-type="float">
            <text:p>133.3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00192" calcext:value-type="float">
            <text:p>132.6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63488" calcext:value-type="float">
            <text:p>133.0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89824" calcext:value-type="float">
            <text:p>134.9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55" calcext:value-type="float">
            <text:p>135.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67192" calcext:value-type="float">
            <text:p>135.2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23024" calcext:value-type="float">
            <text:p>133.9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948" calcext:value-type="float">
            <text:p>132.9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9232" calcext:value-type="float">
            <text:p>132.5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17896" calcext:value-type="float">
            <text:p>132.5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3372" calcext:value-type="float">
            <text:p>132.6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34304" calcext:value-type="float">
            <text:p>132.7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89168" calcext:value-type="float">
            <text:p>132.7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98896" calcext:value-type="float">
            <text:p>132.8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71336" calcext:value-type="float">
            <text:p>133.3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3864" calcext:value-type="float">
            <text:p>133.0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37224" calcext:value-type="float">
            <text:p>133.2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5512" calcext:value-type="float">
            <text:p>133.2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3736" calcext:value-type="float">
            <text:p>133.5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6552" calcext:value-type="float">
            <text:p>133.9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73544" calcext:value-type="float">
            <text:p>134.2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3392" calcext:value-type="float">
            <text:p>134.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51168" calcext:value-type="float">
            <text:p>133.5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77432" calcext:value-type="float">
            <text:p>133.3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86576" calcext:value-type="float">
            <text:p>133.3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1544" calcext:value-type="float">
            <text:p>133.5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6044" calcext:value-type="float">
            <text:p>133.0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87416" calcext:value-type="float">
            <text:p>132.4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73472" calcext:value-type="float">
            <text:p>132.1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33848" calcext:value-type="float">
            <text:p>132.1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51552" calcext:value-type="float">
            <text:p>132.0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2496" calcext:value-type="float">
            <text:p>131.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3752" calcext:value-type="float">
            <text:p>130.6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48304" calcext:value-type="float">
            <text:p>130.4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3272" calcext:value-type="float">
            <text:p>130.5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07384" calcext:value-type="float">
            <text:p>130.7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354" calcext:value-type="float">
            <text:p>130.8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73144" calcext:value-type="float">
            <text:p>131.0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30928" calcext:value-type="float">
            <text:p>131.6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22112" calcext:value-type="float">
            <text:p>132.7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47664" calcext:value-type="float">
            <text:p>132.9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" calcext:value-type="float">
            <text:p>13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376" calcext:value-type="float">
            <text:p>132.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33008" calcext:value-type="float">
            <text:p>133.0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64656" calcext:value-type="float">
            <text:p>133.2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4072" calcext:value-type="float">
            <text:p>133.1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6328" calcext:value-type="float">
            <text:p>132.9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0136" calcext:value-type="float">
            <text:p>132.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00192" calcext:value-type="float">
            <text:p>132.6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6184" calcext:value-type="float">
            <text:p>132.5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75224" calcext:value-type="float">
            <text:p>132.4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62448" calcext:value-type="float">
            <text:p>132.3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11928" calcext:value-type="float">
            <text:p>132.0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52976" calcext:value-type="float">
            <text:p>131.2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46168" calcext:value-type="float">
            <text:p>131.6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03496" calcext:value-type="float">
            <text:p>131.6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784" calcext:value-type="float">
            <text:p>131.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0056" calcext:value-type="float">
            <text:p>130.7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86048" calcext:value-type="float">
            <text:p>130.6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07384" calcext:value-type="float">
            <text:p>130.7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02456" calcext:value-type="float">
            <text:p>130.9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44544" calcext:value-type="float">
            <text:p>130.8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25088" calcext:value-type="float">
            <text:p>130.6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76448" calcext:value-type="float">
            <text:p>130.0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59712" calcext:value-type="float">
            <text:p>128.7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51152" calcext:value-type="float">
            <text:p>128.8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49272" calcext:value-type="float">
            <text:p>129.0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6192" calcext:value-type="float">
            <text:p>129.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44928" calcext:value-type="float">
            <text:p>129.3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06016" calcext:value-type="float">
            <text:p>128.9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828" calcext:value-type="float">
            <text:p>129.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04848" calcext:value-type="float">
            <text:p>128.7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65224" calcext:value-type="float">
            <text:p>128.6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65808" calcext:value-type="float">
            <text:p>128.7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07184" calcext:value-type="float">
            <text:p>129.1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03424" calcext:value-type="float">
            <text:p>129.5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1996" calcext:value-type="float">
            <text:p>129.2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79168" calcext:value-type="float">
            <text:p>128.9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78712" calcext:value-type="float">
            <text:p>128.3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75664" calcext:value-type="float">
            <text:p>128.3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24432" calcext:value-type="float">
            <text:p>128.4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31112" calcext:value-type="float">
            <text:p>128.5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43888" calcext:value-type="float">
            <text:p>128.6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53616" calcext:value-type="float">
            <text:p>128.7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896" calcext:value-type="float">
            <text:p>128.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58416" calcext:value-type="float">
            <text:p>129.0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856" calcext:value-type="float">
            <text:p>129.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0764" calcext:value-type="float">
            <text:p>129.7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3544" calcext:value-type="float">
            <text:p>130.4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18536" calcext:value-type="float">
            <text:p>130.0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14904" calcext:value-type="float">
            <text:p>129.9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42208" calcext:value-type="float">
            <text:p>130.4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75864" calcext:value-type="float">
            <text:p>129.9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73984" calcext:value-type="float">
            <text:p>130.1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36696" calcext:value-type="float">
            <text:p>130.5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584" calcext:value-type="float">
            <text:p>130.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97656" calcext:value-type="float">
            <text:p>130.5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71392" calcext:value-type="float">
            <text:p>130.7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9824" calcext:value-type="float">
            <text:p>130.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44672" calcext:value-type="float">
            <text:p>130.3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0056" calcext:value-type="float">
            <text:p>130.7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44" calcext:value-type="float">
            <text:p>130.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8676" calcext:value-type="float">
            <text:p>130.2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6656" calcext:value-type="float">
            <text:p>130.2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50312" calcext:value-type="float">
            <text:p>129.7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13864" calcext:value-type="float">
            <text:p>129.2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30984" calcext:value-type="float">
            <text:p>129.0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09648" calcext:value-type="float">
            <text:p>129.0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8468" calcext:value-type="float">
            <text:p>128.8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85264" calcext:value-type="float">
            <text:p>128.9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71776" calcext:value-type="float">
            <text:p>129.2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00376" calcext:value-type="float">
            <text:p>129.5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64512" calcext:value-type="float">
            <text:p>129.0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91944" calcext:value-type="float">
            <text:p>129.0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87728" calcext:value-type="float">
            <text:p>128.8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65808" calcext:value-type="float">
            <text:p>128.7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656" calcext:value-type="float">
            <text:p>128.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12696" calcext:value-type="float">
            <text:p>129.0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65808" calcext:value-type="float">
            <text:p>128.7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41552" calcext:value-type="float">
            <text:p>128.2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6416" calcext:value-type="float">
            <text:p>128.2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00048" calcext:value-type="float">
            <text:p>128.4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6416" calcext:value-type="float">
            <text:p>128.2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14704" calcext:value-type="float">
            <text:p>128.3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36624" calcext:value-type="float">
            <text:p>128.4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7132" calcext:value-type="float">
            <text:p>128.6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17752" calcext:value-type="float">
            <text:p>128.3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06144" calcext:value-type="float">
            <text:p>128.4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61008" calcext:value-type="float">
            <text:p>128.4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8844" calcext:value-type="float">
            <text:p>128.4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6464" calcext:value-type="float">
            <text:p>128.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82928" calcext:value-type="float">
            <text:p>128.5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31696" calcext:value-type="float">
            <text:p>128.6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77416" calcext:value-type="float">
            <text:p>128.6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35328" calcext:value-type="float">
            <text:p>128.7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41424" calcext:value-type="float">
            <text:p>128.7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48104" calcext:value-type="float">
            <text:p>128.8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12112" calcext:value-type="float">
            <text:p>128.9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51736" calcext:value-type="float">
            <text:p>128.9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61464" calcext:value-type="float">
            <text:p>129.0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71192" calcext:value-type="float">
            <text:p>129.1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6568" calcext:value-type="float">
            <text:p>129.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17496" calcext:value-type="float">
            <text:p>129.3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4188" calcext:value-type="float">
            <text:p>129.3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08936" calcext:value-type="float">
            <text:p>129.4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85136" calcext:value-type="float">
            <text:p>129.4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36952" calcext:value-type="float">
            <text:p>129.5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95448" calcext:value-type="float">
            <text:p>129.6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44216" calcext:value-type="float">
            <text:p>129.7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2956" calcext:value-type="float">
            <text:p>129.8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11856" calcext:value-type="float">
            <text:p>129.9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88056" calcext:value-type="float">
            <text:p>129.9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388" calcext:value-type="float">
            <text:p>130.1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58744" calcext:value-type="float">
            <text:p>130.1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34944" calcext:value-type="float">
            <text:p>130.2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11728" calcext:value-type="float">
            <text:p>130.4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9472" calcext:value-type="float">
            <text:p>130.6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93896" calcext:value-type="float">
            <text:p>130.9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0968" calcext:value-type="float">
            <text:p>131.9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50256" calcext:value-type="float">
            <text:p>132.3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95648" calcext:value-type="float">
            <text:p>131.2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9448" calcext:value-type="float">
            <text:p>131.2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99992" calcext:value-type="float">
            <text:p>130.9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3352" calcext:value-type="float">
            <text:p>131.2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79824" calcext:value-type="float">
            <text:p>131.1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6712" calcext:value-type="float">
            <text:p>131.4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66208" calcext:value-type="float">
            <text:p>131.9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2032" calcext:value-type="float">
            <text:p>132.0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00448" calcext:value-type="float">
            <text:p>131.6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85792" calcext:value-type="float">
            <text:p>131.6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4604" calcext:value-type="float">
            <text:p>132.1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268" calcext:value-type="float">
            <text:p>131.9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76776" calcext:value-type="float">
            <text:p>131.1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18152" calcext:value-type="float">
            <text:p>131.5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07256" calcext:value-type="float">
            <text:p>131.2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07256" calcext:value-type="float">
            <text:p>131.2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4792" calcext:value-type="float">
            <text:p>131.3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784" calcext:value-type="float">
            <text:p>131.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74" calcext:value-type="float">
            <text:p>131.5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3952" calcext:value-type="float">
            <text:p>132.2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13296" calcext:value-type="float">
            <text:p>133.8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73344" calcext:value-type="float">
            <text:p>132.6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0136" calcext:value-type="float">
            <text:p>131.3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9616" calcext:value-type="float">
            <text:p>131.0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88384" calcext:value-type="float">
            <text:p>131.0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0116" calcext:value-type="float">
            <text:p>131.2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7464" calcext:value-type="float">
            <text:p>131.3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12" calcext:value-type="float">
            <text:p>131.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6648" calcext:value-type="float">
            <text:p>131.6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8776" calcext:value-type="float">
            <text:p>131.9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0152" calcext:value-type="float">
            <text:p>132.2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14136" calcext:value-type="float">
            <text:p>132.9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17384" calcext:value-type="float">
            <text:p>134.5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76464" calcext:value-type="float">
            <text:p>134.7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4672" calcext:value-type="float">
            <text:p>134.1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5968" calcext:value-type="float">
            <text:p>133.8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3192" calcext:value-type="float">
            <text:p>133.7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06032" calcext:value-type="float">
            <text:p>133.6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11544" calcext:value-type="float">
            <text:p>133.5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4488" calcext:value-type="float">
            <text:p>133.4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16344" calcext:value-type="float">
            <text:p>133.8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62192" calcext:value-type="float">
            <text:p>133.3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71336" calcext:value-type="float">
            <text:p>133.3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8496" calcext:value-type="float">
            <text:p>133.5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8328" calcext:value-type="float">
            <text:p>133.6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6848" calcext:value-type="float">
            <text:p>133.2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2568" calcext:value-type="float">
            <text:p>133.3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71464" calcext:value-type="float">
            <text:p>132.8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0512" calcext:value-type="float">
            <text:p>132.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04536" calcext:value-type="float">
            <text:p>132.3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88712" calcext:value-type="float">
            <text:p>132.1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03952" calcext:value-type="float">
            <text:p>132.2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0568" calcext:value-type="float">
            <text:p>132.5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328" calcext:value-type="float">
            <text:p>132.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6184" calcext:value-type="float">
            <text:p>132.5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22112" calcext:value-type="float">
            <text:p>132.7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12968" calcext:value-type="float">
            <text:p>132.7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39232" calcext:value-type="float">
            <text:p>132.5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74512" calcext:value-type="float">
            <text:p>132.8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2424" calcext:value-type="float">
            <text:p>132.9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98896" calcext:value-type="float">
            <text:p>132.8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83072" calcext:value-type="float">
            <text:p>132.7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6832" calcext:value-type="float">
            <text:p>132.3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02656" calcext:value-type="float">
            <text:p>132.5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9468" calcext:value-type="float">
            <text:p>132.6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3184" calcext:value-type="float">
            <text:p>132.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8728" calcext:value-type="float">
            <text:p>133.0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668" calcext:value-type="float">
            <text:p>133.4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8472" calcext:value-type="float">
            <text:p>134.0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34" calcext:value-type="float">
            <text:p>133.8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772" calcext:value-type="float">
            <text:p>134.1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0192" calcext:value-type="float">
            <text:p>136.4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848" calcext:value-type="float">
            <text:p>136.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71608" calcext:value-type="float">
            <text:p>137.0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0676" calcext:value-type="float">
            <text:p>137.9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3232" calcext:value-type="float">
            <text:p>137.8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4768" calcext:value-type="float">
            <text:p>137.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5144" calcext:value-type="float">
            <text:p>137.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0196" calcext:value-type="float">
            <text:p>137.6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16488" calcext:value-type="float">
            <text:p>138.0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0404" calcext:value-type="float">
            <text:p>139.0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86536" calcext:value-type="float">
            <text:p>140.6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58848" calcext:value-type="float">
            <text:p>141.6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45232" calcext:value-type="float">
            <text:p>142.4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96464" calcext:value-type="float">
            <text:p>142.3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78888" calcext:value-type="float">
            <text:p>141.9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61184" calcext:value-type="float">
            <text:p>142.0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986" calcext:value-type="float">
            <text:p>141.1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0184" calcext:value-type="float">
            <text:p>141.6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92" calcext:value-type="float">
            <text:p>142.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5024" calcext:value-type="float">
            <text:p>142.3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17672" calcext:value-type="float">
            <text:p>142.9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06192" calcext:value-type="float">
            <text:p>142.5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7048" calcext:value-type="float">
            <text:p>142.4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6864" calcext:value-type="float">
            <text:p>141.7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78888" calcext:value-type="float">
            <text:p>141.9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732" calcext:value-type="float">
            <text:p>142.3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18968" calcext:value-type="float">
            <text:p>142.6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4" calcext:value-type="float">
            <text:p>142.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42896" calcext:value-type="float">
            <text:p>142.0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54048" calcext:value-type="float">
            <text:p>141.3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24992" calcext:value-type="float">
            <text:p>140.5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0236" calcext:value-type="float">
            <text:p>140.8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43024" calcext:value-type="float">
            <text:p>141.5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71496" calcext:value-type="float">
            <text:p>142.2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19224" calcext:value-type="float">
            <text:p>141.6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4944" calcext:value-type="float">
            <text:p>141.6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15592" calcext:value-type="float">
            <text:p>141.5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12672" calcext:value-type="float">
            <text:p>141.0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7512" calcext:value-type="float">
            <text:p>141.6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672" calcext:value-type="float">
            <text:p>141.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44904" calcext:value-type="float">
            <text:p>141.3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5392" calcext:value-type="float">
            <text:p>141.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68704" calcext:value-type="float">
            <text:p>141.2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87704" calcext:value-type="float">
            <text:p>140.8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3384" calcext:value-type="float">
            <text:p>140.6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842" calcext:value-type="float">
            <text:p>140.2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2968" calcext:value-type="float">
            <text:p>140.3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38024" calcext:value-type="float">
            <text:p>139.6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18568" calcext:value-type="float">
            <text:p>139.4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79072" calcext:value-type="float">
            <text:p>138.8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55656" calcext:value-type="float">
            <text:p>137.4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93984" calcext:value-type="float">
            <text:p>137.7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91264" calcext:value-type="float">
            <text:p>138.8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54048" calcext:value-type="float">
            <text:p>141.3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3592" calcext:value-type="float">
            <text:p>140.7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01192" calcext:value-type="float">
            <text:p>140.6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83488" calcext:value-type="float">
            <text:p>140.6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55472" calcext:value-type="float">
            <text:p>140.5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62992" calcext:value-type="float">
            <text:p>139.7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10592" calcext:value-type="float">
            <text:p>139.6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7144" calcext:value-type="float">
            <text:p>140.2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2008" calcext:value-type="float">
            <text:p>140.2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1904" calcext:value-type="float">
            <text:p>140.2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176" calcext:value-type="float">
            <text:p>139.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55728" calcext:value-type="float">
            <text:p>139.5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83872" calcext:value-type="float">
            <text:p>139.1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46128" calcext:value-type="float">
            <text:p>138.9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0008" calcext:value-type="float">
            <text:p>139.5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9528" calcext:value-type="float">
            <text:p>139.4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86208" calcext:value-type="float">
            <text:p>139.5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19736" calcext:value-type="float">
            <text:p>139.6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64288" calcext:value-type="float">
            <text:p>139.4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83872" calcext:value-type="float">
            <text:p>139.1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76024" calcext:value-type="float">
            <text:p>138.8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57736" calcext:value-type="float">
            <text:p>138.8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13896" calcext:value-type="float">
            <text:p>138.6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4296" calcext:value-type="float">
            <text:p>138.0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35616" calcext:value-type="float">
            <text:p>137.1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55656" calcext:value-type="float">
            <text:p>137.4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40744" calcext:value-type="float">
            <text:p>138.5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37368" calcext:value-type="float">
            <text:p>137.4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57792" calcext:value-type="float">
            <text:p>136.2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6084" calcext:value-type="float">
            <text:p>136.2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6432" calcext:value-type="float">
            <text:p>136.8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48064" calcext:value-type="float">
            <text:p>136.1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9988" calcext:value-type="float">
            <text:p>136.1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19008" calcext:value-type="float">
            <text:p>135.3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644" calcext:value-type="float">
            <text:p>135.3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3788" calcext:value-type="float">
            <text:p>135.4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95208" calcext:value-type="float">
            <text:p>135.3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026" calcext:value-type="float">
            <text:p>135.1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82304" calcext:value-type="float">
            <text:p>135.7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38008" calcext:value-type="float">
            <text:p>134.9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62976" calcext:value-type="float">
            <text:p>135.0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9216" calcext:value-type="float">
            <text:p>135.4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17" calcext:value-type="float">
            <text:p>136.0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38464" calcext:value-type="float">
            <text:p>135.5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5604" calcext:value-type="float">
            <text:p>135.9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90024" calcext:value-type="float">
            <text:p>136.5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3696" calcext:value-type="float">
            <text:p>137.0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2076" calcext:value-type="float">
            <text:p>135.6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57336" calcext:value-type="float">
            <text:p>135.6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3412" calcext:value-type="float">
            <text:p>135.8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57336" calcext:value-type="float">
            <text:p>135.6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77504" calcext:value-type="float">
            <text:p>135.4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0384" calcext:value-type="float">
            <text:p>135.6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74128" calcext:value-type="float">
            <text:p>134.3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02984" calcext:value-type="float">
            <text:p>133.6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74968" calcext:value-type="float">
            <text:p>133.4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47664" calcext:value-type="float">
            <text:p>132.9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57976" calcext:value-type="float">
            <text:p>133.1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9808" calcext:value-type="float">
            <text:p>134.0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9216" calcext:value-type="float">
            <text:p>135.4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7048" calcext:value-type="float">
            <text:p>134.8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0824" calcext:value-type="float">
            <text:p>134.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16672" calcext:value-type="float">
            <text:p>134.9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54744" calcext:value-type="float">
            <text:p>136.2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6504" calcext:value-type="float">
            <text:p>135.0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68616" calcext:value-type="float">
            <text:p>134.4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24776" calcext:value-type="float">
            <text:p>134.2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99936" calcext:value-type="float">
            <text:p>133.5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9912" calcext:value-type="float">
            <text:p>134.1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454" calcext:value-type="float">
            <text:p>134.6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41056" calcext:value-type="float">
            <text:p>134.9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64" calcext:value-type="float">
            <text:p>135.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026" calcext:value-type="float">
            <text:p>135.1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51496" calcext:value-type="float">
            <text:p>134.6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74256" calcext:value-type="float">
            <text:p>133.8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85864" calcext:value-type="float">
            <text:p>133.7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43776" calcext:value-type="float">
            <text:p>133.8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4232" calcext:value-type="float">
            <text:p>134.4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23808" calcext:value-type="float">
            <text:p>135.6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92288" calcext:value-type="float">
            <text:p>134.8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9448" calcext:value-type="float">
            <text:p>135.0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22896" calcext:value-type="float">
            <text:p>134.4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882" calcext:value-type="float">
            <text:p>134.1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58304" calcext:value-type="float">
            <text:p>134.2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3736" calcext:value-type="float">
            <text:p>133.5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60568" calcext:value-type="float">
            <text:p>132.5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9384" calcext:value-type="float">
            <text:p>131.4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52264" calcext:value-type="float">
            <text:p>131.6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77688" calcext:value-type="float">
            <text:p>132.3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38648" calcext:value-type="float">
            <text:p>132.4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40528" calcext:value-type="float">
            <text:p>132.2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076" calcext:value-type="float">
            <text:p>131.8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3248" calcext:value-type="float">
            <text:p>130.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4292" calcext:value-type="float">
            <text:p>130.0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50896" calcext:value-type="float">
            <text:p>129.8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3544" calcext:value-type="float">
            <text:p>130.4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74896" calcext:value-type="float">
            <text:p>131.3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6212" calcext:value-type="float">
            <text:p>131.2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05832" calcext:value-type="float">
            <text:p>132.0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88" calcext:value-type="float">
            <text:p>132.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95848" calcext:value-type="float">
            <text:p>132.8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77232" calcext:value-type="float">
            <text:p>131.7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1032" calcext:value-type="float">
            <text:p>131.7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3224" calcext:value-type="float">
            <text:p>131.7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18152" calcext:value-type="float">
            <text:p>131.5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3856" calcext:value-type="float">
            <text:p>130.6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3436" calcext:value-type="float">
            <text:p>130.1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1912" calcext:value-type="float">
            <text:p>130.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35072" calcext:value-type="float">
            <text:p>129.7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70352" calcext:value-type="float">
            <text:p>130.0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98368" calcext:value-type="float">
            <text:p>130.1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05632" calcext:value-type="float">
            <text:p>130.4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85464" calcext:value-type="float">
            <text:p>130.5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2392" calcext:value-type="float">
            <text:p>130.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32608" calcext:value-type="float">
            <text:p>129.8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88312" calcext:value-type="float">
            <text:p>128.9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89024" calcext:value-type="float">
            <text:p>128.5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3416" calcext:value-type="float">
            <text:p>128.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91488" calcext:value-type="float">
            <text:p>128.4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34872" calcext:value-type="float">
            <text:p>128.1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25144" calcext:value-type="float">
            <text:p>128.0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44272" calcext:value-type="float">
            <text:p>127.1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9512" calcext:value-type="float">
            <text:p>127.1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7864" calcext:value-type="float">
            <text:p>126.9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3896" calcext:value-type="float">
            <text:p>127.1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3104" calcext:value-type="float">
            <text:p>126.9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98552" calcext:value-type="float">
            <text:p>127.0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6904" calcext:value-type="float">
            <text:p>126.8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97968" calcext:value-type="float">
            <text:p>126.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07112" calcext:value-type="float">
            <text:p>127.0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3876" calcext:value-type="float">
            <text:p>127.2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74752" calcext:value-type="float">
            <text:p>127.1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5192" calcext:value-type="float">
            <text:p>126.8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4252" calcext:value-type="float">
            <text:p>126.8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5064" calcext:value-type="float">
            <text:p>127.3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87984" calcext:value-type="float">
            <text:p>127.8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05688" calcext:value-type="float">
            <text:p>127.8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3376" calcext:value-type="float">
            <text:p>126.8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31496" calcext:value-type="float">
            <text:p>127.0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25528" calcext:value-type="float">
            <text:p>126.5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62688" calcext:value-type="float">
            <text:p>126.6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61064" calcext:value-type="float">
            <text:p>125.8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52504" calcext:value-type="float">
            <text:p>125.9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60352" calcext:value-type="float">
            <text:p>126.2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82272" calcext:value-type="float">
            <text:p>126.3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7572" calcext:value-type="float">
            <text:p>125.7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2332" calcext:value-type="float">
            <text:p>125.6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95888" calcext:value-type="float">
            <text:p>125.5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11712" calcext:value-type="float">
            <text:p>125.7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5448" calcext:value-type="float">
            <text:p>125.8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6344" calcext:value-type="float">
            <text:p>126.1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18264" calcext:value-type="float">
            <text:p>126.3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20016" calcext:value-type="float">
            <text:p>126.6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9388" calcext:value-type="float">
            <text:p>126.2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83568" calcext:value-type="float">
            <text:p>126.0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95176" calcext:value-type="float">
            <text:p>125.9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5592" calcext:value-type="float">
            <text:p>126.2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56592" calcext:value-type="float">
            <text:p>126.6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84024" calcext:value-type="float">
            <text:p>126.6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6152" calcext:value-type="float">
            <text:p>126.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45112" calcext:value-type="float">
            <text:p>126.2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2544" calcext:value-type="float">
            <text:p>126.2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60936" calcext:value-type="float">
            <text:p>126.3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8432" calcext:value-type="float">
            <text:p>126.1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8432" calcext:value-type="float">
            <text:p>126.1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53672" calcext:value-type="float">
            <text:p>126.1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98224" calcext:value-type="float">
            <text:p>125.9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5192" calcext:value-type="float">
            <text:p>125.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92712" calcext:value-type="float">
            <text:p>126.0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46992" calcext:value-type="float">
            <text:p>126.0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37848" calcext:value-type="float">
            <text:p>126.0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634" calcext:value-type="float">
            <text:p>126.2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21896" calcext:value-type="float">
            <text:p>126.4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05616" calcext:value-type="float">
            <text:p>125.7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72672" calcext:value-type="float">
            <text:p>125.7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96472" calcext:value-type="float">
            <text:p>125.6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04448" calcext:value-type="float">
            <text:p>125.5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14176" calcext:value-type="float">
            <text:p>125.6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09832" calcext:value-type="float">
            <text:p>125.9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34216" calcext:value-type="float">
            <text:p>125.9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98352" calcext:value-type="float">
            <text:p>125.4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0808" calcext:value-type="float">
            <text:p>125.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86032" calcext:value-type="float">
            <text:p>125.9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5108" calcext:value-type="float">
            <text:p>126.7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1104" calcext:value-type="float">
            <text:p>126.1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0056" calcext:value-type="float">
            <text:p>126.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3296" calcext:value-type="float">
            <text:p>126.1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39144" calcext:value-type="float">
            <text:p>125.7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5448" calcext:value-type="float">
            <text:p>125.8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4816" calcext:value-type="float">
            <text:p>126.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4816" calcext:value-type="float">
            <text:p>126.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06072" calcext:value-type="float">
            <text:p>126.3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67032" calcext:value-type="float">
            <text:p>126.3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83568" calcext:value-type="float">
            <text:p>126.0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42904" calcext:value-type="float">
            <text:p>125.3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2152" calcext:value-type="float">
            <text:p>125.4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62944" calcext:value-type="float">
            <text:p>125.6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89664" calcext:value-type="float">
            <text:p>126.0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20144" calcext:value-type="float">
            <text:p>126.1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55552" calcext:value-type="float">
            <text:p>125.9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18976" calcext:value-type="float">
            <text:p>125.9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81688" calcext:value-type="float">
            <text:p>126.2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0056" calcext:value-type="float">
            <text:p>126.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18264" calcext:value-type="float">
            <text:p>126.3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83568" calcext:value-type="float">
            <text:p>126.0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53672" calcext:value-type="float">
            <text:p>126.1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56136" calcext:value-type="float">
            <text:p>126.0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62232" calcext:value-type="float">
            <text:p>126.0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11584" calcext:value-type="float">
            <text:p>126.2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1392" calcext:value-type="float">
            <text:p>126.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01016" calcext:value-type="float">
            <text:p>127.0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8488" calcext:value-type="float">
            <text:p>127.3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68528" calcext:value-type="float">
            <text:p>127.6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47576" calcext:value-type="float">
            <text:p>126.1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53672" calcext:value-type="float">
            <text:p>126.1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11" calcext:value-type="float">
            <text:p>126.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0912" calcext:value-type="float">
            <text:p>126.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84024" calcext:value-type="float">
            <text:p>126.6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94208" calcext:value-type="float">
            <text:p>127.3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2832" calcext:value-type="float">
            <text:p>127.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874" calcext:value-type="float">
            <text:p>127.7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22096" calcext:value-type="float">
            <text:p>128.0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88112" calcext:value-type="float">
            <text:p>127.3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81888" calcext:value-type="float">
            <text:p>127.8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98296" calcext:value-type="float">
            <text:p>128.0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47776" calcext:value-type="float">
            <text:p>127.7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15088" calcext:value-type="float">
            <text:p>126.8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37592" calcext:value-type="float">
            <text:p>127.0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496" calcext:value-type="float">
            <text:p>127.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35584" calcext:value-type="float">
            <text:p>127.7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3744" calcext:value-type="float">
            <text:p>128.2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82928" calcext:value-type="float">
            <text:p>128.5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84096" calcext:value-type="float">
            <text:p>128.7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06016" calcext:value-type="float">
            <text:p>128.9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7508" calcext:value-type="float">
            <text:p>128.2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51208" calcext:value-type="float">
            <text:p>126.2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67032" calcext:value-type="float">
            <text:p>126.3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682" calcext:value-type="float">
            <text:p>126.5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968" calcext:value-type="float">
            <text:p>126.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45312" calcext:value-type="float">
            <text:p>127.8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91816" calcext:value-type="float">
            <text:p>129.5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6096" calcext:value-type="float">
            <text:p>129.5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6172" calcext:value-type="float">
            <text:p>128.0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0744" calcext:value-type="float">
            <text:p>128.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76376" calcext:value-type="float">
            <text:p>127.9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95248" calcext:value-type="float">
            <text:p>128.0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59256" calcext:value-type="float">
            <text:p>128.1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98424" calcext:value-type="float">
            <text:p>127.5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6464" calcext:value-type="float">
            <text:p>127.1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45696" calcext:value-type="float">
            <text:p>126.3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91416" calcext:value-type="float">
            <text:p>126.3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5296" calcext:value-type="float">
            <text:p>126.9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45568" calcext:value-type="float">
            <text:p>126.8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41352" calcext:value-type="float">
            <text:p>126.6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2624" calcext:value-type="float">
            <text:p>126.9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16712" calcext:value-type="float">
            <text:p>127.6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8344" calcext:value-type="float">
            <text:p>126.9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80264" calcext:value-type="float">
            <text:p>127.0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40896" calcext:value-type="float">
            <text:p>126.0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81816" calcext:value-type="float">
            <text:p>125.7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15344" calcext:value-type="float">
            <text:p>125.8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9764" calcext:value-type="float">
            <text:p>125.8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16512" calcext:value-type="float">
            <text:p>126.0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8432" calcext:value-type="float">
            <text:p>126.1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54256" calcext:value-type="float">
            <text:p>126.2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70664" calcext:value-type="float">
            <text:p>126.4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6696" calcext:value-type="float">
            <text:p>126.7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4984" calcext:value-type="float">
            <text:p>126.7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27992" calcext:value-type="float">
            <text:p>126.4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8096" calcext:value-type="float">
            <text:p>126.4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80976" calcext:value-type="float">
            <text:p>126.6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08992" calcext:value-type="float">
            <text:p>126.8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31496" calcext:value-type="float">
            <text:p>127.0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44856" calcext:value-type="float">
            <text:p>127.2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8176" calcext:value-type="float">
            <text:p>128.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01928" calcext:value-type="float">
            <text:p>128.2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68856" calcext:value-type="float">
            <text:p>128.7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55112" calcext:value-type="float">
            <text:p>130.0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55696" calcext:value-type="float">
            <text:p>130.1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70608" calcext:value-type="float">
            <text:p>129.0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5524" calcext:value-type="float">
            <text:p>129.5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0472" calcext:value-type="float">
            <text:p>129.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8648" calcext:value-type="float">
            <text:p>128.6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91944" calcext:value-type="float">
            <text:p>129.0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4188" calcext:value-type="float">
            <text:p>129.3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75992" calcext:value-type="float">
            <text:p>129.4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07056" calcext:value-type="float">
            <text:p>129.6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1904" calcext:value-type="float">
            <text:p>128.7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62888" calcext:value-type="float">
            <text:p>128.2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4648" calcext:value-type="float">
            <text:p>128.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11072" calcext:value-type="float">
            <text:p>128.2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71576" calcext:value-type="float">
            <text:p>127.6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61136" calcext:value-type="float">
            <text:p>127.9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66848" calcext:value-type="float">
            <text:p>129.4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10432" calcext:value-type="float">
            <text:p>130.7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55496" calcext:value-type="float">
            <text:p>128.5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018" calcext:value-type="float">
            <text:p>128.7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04264" calcext:value-type="float">
            <text:p>128.6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13536" calcext:value-type="float">
            <text:p>128.1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08024" calcext:value-type="float">
            <text:p>128.2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02384" calcext:value-type="float">
            <text:p>128.8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5044" calcext:value-type="float">
            <text:p>129.2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5512" calcext:value-type="float">
            <text:p>129.4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58288" calcext:value-type="float">
            <text:p>129.5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01088" calcext:value-type="float">
            <text:p>129.1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38048" calcext:value-type="float">
            <text:p>127.6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54456" calcext:value-type="float">
            <text:p>127.8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43176" calcext:value-type="float">
            <text:p>129.0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42208" calcext:value-type="float">
            <text:p>130.4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91816" calcext:value-type="float">
            <text:p>129.5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20672" calcext:value-type="float">
            <text:p>128.8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82216" calcext:value-type="float">
            <text:p>128.9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984" calcext:value-type="float">
            <text:p>128.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37792" calcext:value-type="float">
            <text:p>128.6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98752" calcext:value-type="float">
            <text:p>128.6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89736" calcext:value-type="float">
            <text:p>128.1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54328" calcext:value-type="float">
            <text:p>128.3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6276" calcext:value-type="float">
            <text:p>128.7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51408" calcext:value-type="float">
            <text:p>127.8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3792" calcext:value-type="float">
            <text:p>127.1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824" calcext:value-type="float">
            <text:p>126.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4168" calcext:value-type="float">
            <text:p>127.0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2164" calcext:value-type="float">
            <text:p>127.4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29032" calcext:value-type="float">
            <text:p>127.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9096" calcext:value-type="float">
            <text:p>126.8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0056" calcext:value-type="float">
            <text:p>126.9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0368" calcext:value-type="float">
            <text:p>127.1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6296" calcext:value-type="float">
            <text:p>127.3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77088" calcext:value-type="float">
            <text:p>127.5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30656" calcext:value-type="float">
            <text:p>127.9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39088" calcext:value-type="float">
            <text:p>128.3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76704" calcext:value-type="float">
            <text:p>129.0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24176" calcext:value-type="float">
            <text:p>129.4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14192" calcext:value-type="float">
            <text:p>130.3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37736" calcext:value-type="float">
            <text:p>131.2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39744" calcext:value-type="float">
            <text:p>130.5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592" calcext:value-type="float">
            <text:p>127.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80008" calcext:value-type="float">
            <text:p>128.0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90392" calcext:value-type="float">
            <text:p>130.3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06272" calcext:value-type="float">
            <text:p>127.9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06672" calcext:value-type="float">
            <text:p>131.1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0616" calcext:value-type="float">
            <text:p>133.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60824" calcext:value-type="float">
            <text:p>131.5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114" calcext:value-type="float">
            <text:p>129.3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37136" calcext:value-type="float">
            <text:p>126.4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3176" calcext:value-type="float">
            <text:p>125.2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4712" calcext:value-type="float">
            <text:p>125.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31952" calcext:value-type="float">
            <text:p>127.6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60352" calcext:value-type="float">
            <text:p>126.2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6528" calcext:value-type="float">
            <text:p>126.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23064" calcext:value-type="float">
            <text:p>126.6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8008" calcext:value-type="float">
            <text:p>127.3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04848" calcext:value-type="float">
            <text:p>128.7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00232" calcext:value-type="float">
            <text:p>125.3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5108" calcext:value-type="float">
            <text:p>126.7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45952" calcext:value-type="float">
            <text:p>125.3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04448" calcext:value-type="float">
            <text:p>125.5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02496" calcext:value-type="float">
            <text:p>123.6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328" calcext:value-type="float">
            <text:p>121.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328" calcext:value-type="float">
            <text:p>121.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80504" calcext:value-type="float">
            <text:p>121.3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39128" calcext:value-type="float">
            <text:p>121.0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7176" calcext:value-type="float">
            <text:p>119.1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0832" calcext:value-type="float">
            <text:p>119.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00928" calcext:value-type="float">
            <text:p>120.2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6712" calcext:value-type="float">
            <text:p>119.9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75248" calcext:value-type="float">
            <text:p>120.4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75248" calcext:value-type="float">
            <text:p>120.4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17664" calcext:value-type="float">
            <text:p>121.5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3148" calcext:value-type="float">
            <text:p>122.3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71944" calcext:value-type="float">
            <text:p>121.4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72072" calcext:value-type="float">
            <text:p>120.9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01712" calcext:value-type="float">
            <text:p>121.9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01584" calcext:value-type="float">
            <text:p>122.4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55992" calcext:value-type="float">
            <text:p>121.8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72856" calcext:value-type="float">
            <text:p>122.6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9076" calcext:value-type="float">
            <text:p>124.1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77984" calcext:value-type="float">
            <text:p>124.0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9552" calcext:value-type="float">
            <text:p>123.6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03408" calcext:value-type="float">
            <text:p>124.8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78112" calcext:value-type="float">
            <text:p>123.5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56776" calcext:value-type="float">
            <text:p>123.5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86544" calcext:value-type="float">
            <text:p>123.9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41608" calcext:value-type="float">
            <text:p>125.6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34088" calcext:value-type="float">
            <text:p>126.4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6716" calcext:value-type="float">
            <text:p>125.8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71248" calcext:value-type="float">
            <text:p>126.5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93496" calcext:value-type="float">
            <text:p>127.7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9744" calcext:value-type="float">
            <text:p>126.7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05232" calcext:value-type="float">
            <text:p>127.2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10-21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2748" calcext:value-type="float">
            <text:p>128.4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61576" calcext:value-type="float">
            <text:p>123.8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45496" calcext:value-type="float">
            <text:p>124.7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78568" calcext:value-type="float">
            <text:p>124.1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6152" calcext:value-type="float">
            <text:p>123.1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6488" calcext:value-type="float">
            <text:p>122.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2888" calcext:value-type="float">
            <text:p>120.6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2824" calcext:value-type="float">
            <text:p>120.8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06512" calcext:value-type="float">
            <text:p>122.2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56448" calcext:value-type="float">
            <text:p>122.4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106" calcext:value-type="float">
            <text:p>122.9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7844" calcext:value-type="float">
            <text:p>124.6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3272" calcext:value-type="float">
            <text:p>126.7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5588" calcext:value-type="float">
            <text:p>127.0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18464" calcext:value-type="float">
            <text:p>127.9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8" calcext:value-type="float">
            <text:p>128.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98168" calcext:value-type="float">
            <text:p>128.5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1768" calcext:value-type="float">
            <text:p>126.9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0056" calcext:value-type="float">
            <text:p>126.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49712" calcext:value-type="float">
            <text:p>124.9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87912" calcext:value-type="float">
            <text:p>125.7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36936" calcext:value-type="float">
            <text:p>124.8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9944" calcext:value-type="float">
            <text:p>124.5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07424" calcext:value-type="float">
            <text:p>123.4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9392" calcext:value-type="float">
            <text:p>122.3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5896" calcext:value-type="float">
            <text:p>120.3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578" calcext:value-type="float">
            <text:p>119.5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5744" calcext:value-type="float">
            <text:p>117.5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78352" calcext:value-type="float">
            <text:p>117.8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5024" calcext:value-type="float">
            <text:p>115.6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9472" calcext:value-type="float">
            <text:p>115.4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068" calcext:value-type="float">
            <text:p>115.9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6168" calcext:value-type="float">
            <text:p>116.4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9852" calcext:value-type="float">
            <text:p>117.6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0344" calcext:value-type="float">
            <text:p>120.1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8224" calcext:value-type="float">
            <text:p>118.3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348" calcext:value-type="float">
            <text:p>119.2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3328" calcext:value-type="float">
            <text:p>116.5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3172" calcext:value-type="float">
            <text:p>116.6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6824" calcext:value-type="float">
            <text:p>114.7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5192" calcext:value-type="float">
            <text:p>115.4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8648" calcext:value-type="float">
            <text:p>117.1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5192" calcext:value-type="float">
            <text:p>115.4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7736" calcext:value-type="float">
            <text:p>115.9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8648" calcext:value-type="float">
            <text:p>117.1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8648" calcext:value-type="float">
            <text:p>117.1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4728" calcext:value-type="float">
            <text:p>116.3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0448" calcext:value-type="float">
            <text:p>116.3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3624" calcext:value-type="float">
            <text:p>115.8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88264" calcext:value-type="float">
            <text:p>114.8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856" calcext:value-type="float">
            <text:p>114.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388" calcext:value-type="float">
            <text:p>114.8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0616" calcext:value-type="float">
            <text:p>116.1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388" calcext:value-type="float">
            <text:p>114.8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9832" calcext:value-type="float">
            <text:p>114.4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7968" calcext:value-type="float">
            <text:p>115.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5024" calcext:value-type="float">
            <text:p>115.6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2416" calcext:value-type="float">
            <text:p>115.3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2544" calcext:value-type="float">
            <text:p>114.8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7968" calcext:value-type="float">
            <text:p>115.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7968" calcext:value-type="float">
            <text:p>115.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9536" calcext:value-type="float">
            <text:p>115.1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9048" calcext:value-type="float">
            <text:p>116.5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9408" calcext:value-type="float">
            <text:p>115.6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5192" calcext:value-type="float">
            <text:p>115.4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9304" calcext:value-type="float">
            <text:p>115.5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496" calcext:value-type="float">
            <text:p>115.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6336" calcext:value-type="float">
            <text:p>116.2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0256" calcext:value-type="float">
            <text:p>117.1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94176" calcext:value-type="float">
            <text:p>117.9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4424" calcext:value-type="float">
            <text:p>117.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8752" calcext:value-type="float">
            <text:p>117.2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41064" calcext:value-type="float">
            <text:p>118.2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2168" calcext:value-type="float">
            <text:p>120.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3416" calcext:value-type="float">
            <text:p>119.5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9-3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4688" calcext:value-type="float">
            <text:p>115.9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6784" calcext:value-type="float">
            <text:p>118.2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58056" calcext:value-type="float">
            <text:p>118.5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6656" calcext:value-type="float">
            <text:p>118.7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95344" calcext:value-type="float">
            <text:p>118.1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1912" calcext:value-type="float">
            <text:p>119.6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8952" calcext:value-type="float">
            <text:p>121.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38416" calcext:value-type="float">
            <text:p>121.4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05472" calcext:value-type="float">
            <text:p>121.5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61448" calcext:value-type="float">
            <text:p>124.3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12424" calcext:value-type="float">
            <text:p>125.3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87" calcext:value-type="float">
            <text:p>124.5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5632" calcext:value-type="float">
            <text:p>122.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02296" calcext:value-type="float">
            <text:p>122.0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9688" calcext:value-type="float">
            <text:p>121.7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0176" calcext:value-type="float">
            <text:p>120.2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6128" calcext:value-type="float">
            <text:p>119.8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7992" calcext:value-type="float">
            <text:p>118.8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32632" calcext:value-type="float">
            <text:p>117.8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6336" calcext:value-type="float">
            <text:p>116.2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0552" calcext:value-type="float">
            <text:p>116.4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2848" calcext:value-type="float">
            <text:p>120.3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8104" calcext:value-type="float">
            <text:p>125.0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12808" calcext:value-type="float">
            <text:p>123.8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81344" calcext:value-type="float">
            <text:p>120.4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85432" calcext:value-type="float">
            <text:p>121.1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984" calcext:value-type="float">
            <text:p>120.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03464" calcext:value-type="float">
            <text:p>122.2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94904" calcext:value-type="float">
            <text:p>122.2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6872" calcext:value-type="float">
            <text:p>121.2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18376" calcext:value-type="float">
            <text:p>121.1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27064" calcext:value-type="float">
            <text:p>120.5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52488" calcext:value-type="float">
            <text:p>121.2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35368" calcext:value-type="float">
            <text:p>121.4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0164" calcext:value-type="float">
            <text:p>119.8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7424" calcext:value-type="float">
            <text:p>119.5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88864" calcext:value-type="float">
            <text:p>119.6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55792" calcext:value-type="float">
            <text:p>120.2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88" calcext:value-type="float">
            <text:p>119.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7592" calcext:value-type="float">
            <text:p>119.4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0136" calcext:value-type="float">
            <text:p>119.9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3984" calcext:value-type="float">
            <text:p>120.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88864" calcext:value-type="float">
            <text:p>119.6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65264" calcext:value-type="float">
            <text:p>121.3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5664" calcext:value-type="float">
            <text:p>120.7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8452" calcext:value-type="float">
            <text:p>119.9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10072" calcext:value-type="float">
            <text:p>120.2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73696" calcext:value-type="float">
            <text:p>121.7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9712" calcext:value-type="float">
            <text:p>121.1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60008" calcext:value-type="float">
            <text:p>120.4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2552" calcext:value-type="float">
            <text:p>121.0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51448" calcext:value-type="float">
            <text:p>120.5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556" calcext:value-type="float">
            <text:p>120.6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11-0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6504" calcext:value-type="float">
            <text:p>116.0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556" calcext:value-type="float">
            <text:p>120.6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1112" calcext:value-type="float">
            <text:p>120.9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624" calcext:value-type="float">
            <text:p>122.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95032" calcext:value-type="float">
            <text:p>121.7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40752" calcext:value-type="float">
            <text:p>121.8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37576" calcext:value-type="float">
            <text:p>122.3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75776" calcext:value-type="float">
            <text:p>123.1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58528" calcext:value-type="float">
            <text:p>123.8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9272" calcext:value-type="float">
            <text:p>125.2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96288" calcext:value-type="float">
            <text:p>128.7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92072" calcext:value-type="float">
            <text:p>128.5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67432" calcext:value-type="float">
            <text:p>129.5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40968" calcext:value-type="float">
            <text:p>128.1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06544" calcext:value-type="float">
            <text:p>131.6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65952" calcext:value-type="float">
            <text:p>132.9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6648" calcext:value-type="float">
            <text:p>131.6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8008" calcext:value-type="float">
            <text:p>130.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84296" calcext:value-type="float">
            <text:p>130.3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0472" calcext:value-type="float">
            <text:p>129.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65736" calcext:value-type="float">
            <text:p>126.6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92728" calcext:value-type="float">
            <text:p>130.7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84424" calcext:value-type="float">
            <text:p>129.8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66392" calcext:value-type="float">
            <text:p>128.8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64824" calcext:value-type="float">
            <text:p>125.4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65736" calcext:value-type="float">
            <text:p>126.6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89208" calcext:value-type="float">
            <text:p>125.4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74608" calcext:value-type="float">
            <text:p>122.9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5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73696" calcext:value-type="float">
            <text:p>121.7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5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38928" calcext:value-type="float">
            <text:p>119.4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69608" calcext:value-type="float">
            <text:p>121.0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05856" calcext:value-type="float">
            <text:p>120.0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5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8632" calcext:value-type="float">
            <text:p>120.1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59352" calcext:value-type="float">
            <text:p>118.2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4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9288" calcext:value-type="float">
            <text:p>118.5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6112" calcext:value-type="float">
            <text:p>119.0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65264" calcext:value-type="float">
            <text:p>121.3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4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67912" calcext:value-type="float">
            <text:p>118.1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56" calcext:value-type="float">
            <text:p>117.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4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8504" calcext:value-type="float">
            <text:p>116.8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21936" calcext:value-type="float">
            <text:p>119.1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5368" calcext:value-type="float">
            <text:p>117.6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3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9816" calcext:value-type="float">
            <text:p>117.3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3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8608" calcext:value-type="float">
            <text:p>116.8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9264" calcext:value-type="float">
            <text:p>115.2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2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2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7592" calcext:value-type="float">
            <text:p>115.6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2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4288" calcext:value-type="float">
            <text:p>116.6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736" calcext:value-type="float">
            <text:p>116.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3248" calcext:value-type="float">
            <text:p>115.9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596" calcext:value-type="float">
            <text:p>116.2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1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596" calcext:value-type="float">
            <text:p>116.2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8968" calcext:value-type="float">
            <text:p>115.9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452" calcext:value-type="float">
            <text:p>116.1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5728" calcext:value-type="float">
            <text:p>116.6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12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452" calcext:value-type="float">
            <text:p>116.1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4456" calcext:value-type="float">
            <text:p>116.4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1448" calcext:value-type="float">
            <text:p>116.7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6872" calcext:value-type="float">
            <text:p>117.4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22192" calcext:value-type="float">
            <text:p>118.1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11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628" calcext:value-type="float">
            <text:p>118.8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11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0432" calcext:value-type="float">
            <text:p>119.2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11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2232" calcext:value-type="float">
            <text:p>118.4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11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056" calcext:value-type="float">
            <text:p>118.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88992" calcext:value-type="float">
            <text:p>119.1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11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4544" calcext:value-type="float">
            <text:p>119.4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10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31408" calcext:value-type="float">
            <text:p>120.2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10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9056" calcext:value-type="float">
            <text:p>118.9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10-2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5168" calcext:value-type="float">
            <text:p>116.0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6048" calcext:value-type="float">
            <text:p>119.2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59352" calcext:value-type="float">
            <text:p>118.2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344" calcext:value-type="float">
            <text:p>118.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10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1768" calcext:value-type="float">
            <text:p>119.3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27192" calcext:value-type="float">
            <text:p>120.0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7908" calcext:value-type="float">
            <text:p>122.1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9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0392" calcext:value-type="float">
            <text:p>122.7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9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26624" calcext:value-type="float">
            <text:p>124.6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9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9696" calcext:value-type="float">
            <text:p>124.0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7052" calcext:value-type="float">
            <text:p>122.2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8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92512" calcext:value-type="float">
            <text:p>124.4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8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16" calcext:value-type="float">
            <text:p>123.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09632" calcext:value-type="float">
            <text:p>124.3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09504" calcext:value-type="float">
            <text:p>124.8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8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67088" calcext:value-type="float">
            <text:p>123.7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3084" calcext:value-type="float">
            <text:p>124.8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7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60352" calcext:value-type="float">
            <text:p>126.2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89208" calcext:value-type="float">
            <text:p>125.4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7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9336" calcext:value-type="float">
            <text:p>124.9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62872" calcext:value-type="float">
            <text:p>123.5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0872" calcext:value-type="float">
            <text:p>123.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7908" calcext:value-type="float">
            <text:p>122.1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6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0768" calcext:value-type="float">
            <text:p>122.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6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9544" calcext:value-type="float">
            <text:p>121.3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6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7952" calcext:value-type="float">
            <text:p>118.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21936" calcext:value-type="float">
            <text:p>119.1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6872" calcext:value-type="float">
            <text:p>117.4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204" calcext:value-type="float">
            <text:p>115.3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5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8864" calcext:value-type="float">
            <text:p>115.8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15896" calcext:value-type="float">
            <text:p>116.5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5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4904" calcext:value-type="float">
            <text:p>118.4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5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338" calcext:value-type="float">
            <text:p>118.0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0728" calcext:value-type="float">
            <text:p>118.6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00856" calcext:value-type="float">
            <text:p>118.1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4392" calcext:value-type="float">
            <text:p>116.6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4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6552" calcext:value-type="float">
            <text:p>114.9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4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3672" calcext:value-type="float">
            <text:p>114.7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4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1872" calcext:value-type="float">
            <text:p>115.5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2272" calcext:value-type="float">
            <text:p>114.9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3608" calcext:value-type="float">
            <text:p>114.9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204" calcext:value-type="float">
            <text:p>115.3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3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0472" calcext:value-type="float">
            <text:p>115.7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916" calcext:value-type="float">
            <text:p>115.1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7952" calcext:value-type="float">
            <text:p>114.6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3672" calcext:value-type="float">
            <text:p>114.7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0768" calcext:value-type="float">
            <text:p>115.1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2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9328" calcext:value-type="float">
            <text:p>115.0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488" calcext:value-type="float">
            <text:p>115.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4584" calcext:value-type="float">
            <text:p>115.9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2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8904" calcext:value-type="float">
            <text:p>116.1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6192" calcext:value-type="float">
            <text:p>115.8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6152" calcext:value-type="float">
            <text:p>115.5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1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6088" calcext:value-type="float">
            <text:p>115.7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3544" calcext:value-type="float">
            <text:p>115.2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0472" calcext:value-type="float">
            <text:p>115.7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1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776" calcext:value-type="float">
            <text:p>115.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7-01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736" calcext:value-type="float">
            <text:p>116.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12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7656" calcext:value-type="float">
            <text:p>115.3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632" calcext:value-type="float">
            <text:p>115.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6152" calcext:value-type="float">
            <text:p>115.5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4584" calcext:value-type="float">
            <text:p>115.9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12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8904" calcext:value-type="float">
            <text:p>116.1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12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0008" calcext:value-type="float">
            <text:p>116.6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1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2656" calcext:value-type="float">
            <text:p>117.2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3992" calcext:value-type="float">
            <text:p>117.2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1216" calcext:value-type="float">
            <text:p>117.1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0416" calcext:value-type="float">
            <text:p>117.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1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6872" calcext:value-type="float">
            <text:p>117.4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6576" calcext:value-type="float">
            <text:p>118.1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10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0432" calcext:value-type="float">
            <text:p>119.2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10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2232" calcext:value-type="float">
            <text:p>118.4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1536" calcext:value-type="float">
            <text:p>119.7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84776" calcext:value-type="float">
            <text:p>118.9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10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38144" calcext:value-type="float">
            <text:p>117.7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10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544" calcext:value-type="float">
            <text:p>115.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9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6872" calcext:value-type="float">
            <text:p>117.4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9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056" calcext:value-type="float">
            <text:p>118.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9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16808" calcext:value-type="float">
            <text:p>117.7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09416" calcext:value-type="float">
            <text:p>118.0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9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6112" calcext:value-type="float">
            <text:p>119.0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97552" calcext:value-type="float">
            <text:p>119.0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3144" calcext:value-type="float">
            <text:p>119.6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8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1176" calcext:value-type="float">
            <text:p>120.6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8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07808" calcext:value-type="float">
            <text:p>121.9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8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4588" calcext:value-type="float">
            <text:p>123.2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8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11896" calcext:value-type="float">
            <text:p>122.6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7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2152" calcext:value-type="float">
            <text:p>121.6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34016" calcext:value-type="float">
            <text:p>124.3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7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63" calcext:value-type="float">
            <text:p>123.0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7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04504" calcext:value-type="float">
            <text:p>122.9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7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91728" calcext:value-type="float">
            <text:p>122.7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54568" calcext:value-type="float">
            <text:p>122.6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49312" calcext:value-type="float">
            <text:p>121.7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6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0768" calcext:value-type="float">
            <text:p>122.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9776" calcext:value-type="float">
            <text:p>120.8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6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8632" calcext:value-type="float">
            <text:p>120.1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6216" calcext:value-type="float">
            <text:p>119.0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452" calcext:value-type="float">
            <text:p>116.1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5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6408" calcext:value-type="float">
            <text:p>118.3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0008" calcext:value-type="float">
            <text:p>116.6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5368" calcext:value-type="float">
            <text:p>117.6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0032" calcext:value-type="float">
            <text:p>119.8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5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66304" calcext:value-type="float">
            <text:p>122.0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5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74864" calcext:value-type="float">
            <text:p>121.9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4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8808" calcext:value-type="float">
            <text:p>117.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29584" calcext:value-type="float">
            <text:p>117.8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4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0112" calcext:value-type="float">
            <text:p>116.7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4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308" calcext:value-type="float">
            <text:p>116.0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4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56" calcext:value-type="float">
            <text:p>117.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2592" calcext:value-type="float">
            <text:p>117.5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2952" calcext:value-type="float">
            <text:p>116.5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3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04288" calcext:value-type="float">
            <text:p>116.6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4984" calcext:value-type="float">
            <text:p>115.3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3608" calcext:value-type="float">
            <text:p>114.9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31392" calcext:value-type="float">
            <text:p>115.5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3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31392" calcext:value-type="float">
            <text:p>115.5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6336" calcext:value-type="float">
            <text:p>116.2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59352" calcext:value-type="float">
            <text:p>118.2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4392" calcext:value-type="float">
            <text:p>116.6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3688" calcext:value-type="float">
            <text:p>115.6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4568" calcext:value-type="float">
            <text:p>115.0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588" calcext:value-type="float">
            <text:p>115.6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82" calcext:value-type="float">
            <text:p>115.1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1832" calcext:value-type="float">
            <text:p>115.2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5008" calcext:value-type="float">
            <text:p>114.7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64592" calcext:value-type="float">
            <text:p>114.4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1856" calcext:value-type="float">
            <text:p>114.6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12648" calcext:value-type="float">
            <text:p>114.9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4776" calcext:value-type="float">
            <text:p>115.1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5608" calcext:value-type="float">
            <text:p>115.7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3808" calcext:value-type="float">
            <text:p>116.5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48712" calcext:value-type="float">
            <text:p>116.9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7312" calcext:value-type="float">
            <text:p>117.1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612" calcext:value-type="float">
            <text:p>117.5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48456" calcext:value-type="float">
            <text:p>117.9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55136" calcext:value-type="float">
            <text:p>118.0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672" calcext:value-type="float">
            <text:p>118.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0912" calcext:value-type="float">
            <text:p>119.3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3728" calcext:value-type="float">
            <text:p>119.7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71616" calcext:value-type="float">
            <text:p>120.3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0852" calcext:value-type="float">
            <text:p>121.5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064" calcext:value-type="float">
            <text:p>115.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1688" calcext:value-type="float">
            <text:p>122.4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33888" calcext:value-type="float">
            <text:p>124.8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7572" calcext:value-type="float">
            <text:p>125.7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1664" calcext:value-type="float">
            <text:p>125.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368" calcext:value-type="float">
            <text:p>124.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06456" calcext:value-type="float">
            <text:p>124.8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64496" calcext:value-type="float">
            <text:p>124.3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53016" calcext:value-type="float">
            <text:p>123.9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51592" calcext:value-type="float">
            <text:p>124.7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56448" calcext:value-type="float">
            <text:p>122.4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7052" calcext:value-type="float">
            <text:p>122.2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53984" calcext:value-type="float">
            <text:p>122.5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13576" calcext:value-type="float">
            <text:p>120.8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75448" calcext:value-type="float">
            <text:p>122.0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2272" calcext:value-type="float">
            <text:p>120.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5776" calcext:value-type="float">
            <text:p>119.3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9144" calcext:value-type="float">
            <text:p>118.1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532" calcext:value-type="float">
            <text:p>118.7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8752" calcext:value-type="float">
            <text:p>117.2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372" calcext:value-type="float">
            <text:p>117.3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1376" calcext:value-type="float">
            <text:p>117.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59352" calcext:value-type="float">
            <text:p>118.2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2464" calcext:value-type="float">
            <text:p>118.0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4236" calcext:value-type="float">
            <text:p>117.9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64864" calcext:value-type="float">
            <text:p>118.1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2128" calcext:value-type="float">
            <text:p>118.3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9632" calcext:value-type="float">
            <text:p>116.6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9632" calcext:value-type="float">
            <text:p>116.6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9632" calcext:value-type="float">
            <text:p>116.6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408" calcext:value-type="float">
            <text:p>116.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03576" calcext:value-type="float">
            <text:p>117.0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8776" calcext:value-type="float">
            <text:p>116.6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2368" calcext:value-type="float">
            <text:p>116.4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9424" calcext:value-type="float">
            <text:p>116.5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8168" calcext:value-type="float">
            <text:p>117.1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8168" calcext:value-type="float">
            <text:p>117.1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0032" calcext:value-type="float">
            <text:p>116.0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9616" calcext:value-type="float">
            <text:p>115.7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2744" calcext:value-type="float">
            <text:p>116.4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62528" calcext:value-type="float">
            <text:p>117.7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5248" calcext:value-type="float">
            <text:p>116.6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4408" calcext:value-type="float">
            <text:p>117.5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02152" calcext:value-type="float">
            <text:p>117.8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3928" calcext:value-type="float">
            <text:p>117.5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92" calcext:value-type="float">
            <text:p>119.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13632" calcext:value-type="float">
            <text:p>118.2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6224" calcext:value-type="float">
            <text:p>117.6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14928" calcext:value-type="float">
            <text:p>117.9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11168" calcext:value-type="float">
            <text:p>118.3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9328" calcext:value-type="float">
            <text:p>118.8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2648" calcext:value-type="float">
            <text:p>120.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9344" calcext:value-type="float">
            <text:p>119.7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348" calcext:value-type="float">
            <text:p>119.2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6296" calcext:value-type="float">
            <text:p>119.7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7272" calcext:value-type="float">
            <text:p>120.6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85304" calcext:value-type="float">
            <text:p>121.6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5632" calcext:value-type="float">
            <text:p>118.9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892" calcext:value-type="float">
            <text:p>120.8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11568" calcext:value-type="float">
            <text:p>121.5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69224" calcext:value-type="float">
            <text:p>122.5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89648" calcext:value-type="float">
            <text:p>121.3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0296" calcext:value-type="float">
            <text:p>121.2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25384" calcext:value-type="float">
            <text:p>122.3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4312" calcext:value-type="float">
            <text:p>123.6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70136" calcext:value-type="float">
            <text:p>123.7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6944" calcext:value-type="float">
            <text:p>127.1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25528" calcext:value-type="float">
            <text:p>126.5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54968" calcext:value-type="float">
            <text:p>125.8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31424" calcext:value-type="float">
            <text:p>124.9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87" calcext:value-type="float">
            <text:p>124.5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26768" calcext:value-type="float">
            <text:p>128.8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26768" calcext:value-type="float">
            <text:p>128.8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2864" calcext:value-type="float">
            <text:p>128.8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2864" calcext:value-type="float">
            <text:p>128.8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2864" calcext:value-type="float">
            <text:p>128.8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2864" calcext:value-type="float">
            <text:p>128.8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2864" calcext:value-type="float">
            <text:p>128.8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2864" calcext:value-type="float">
            <text:p>128.8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7192" calcext:value-type="float">
            <text:p>131.4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57192" calcext:value-type="float">
            <text:p>131.4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64584" calcext:value-type="float">
            <text:p>131.1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64584" calcext:value-type="float">
            <text:p>131.1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59912" calcext:value-type="float">
            <text:p>130.3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21584" calcext:value-type="float">
            <text:p>130.0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82928" calcext:value-type="float">
            <text:p>128.5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7488" calcext:value-type="float">
            <text:p>126.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35512" calcext:value-type="float">
            <text:p>125.6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872" calcext:value-type="float">
            <text:p>126.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06784" calcext:value-type="float">
            <text:p>125.9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10928" calcext:value-type="float">
            <text:p>124.0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89208" calcext:value-type="float">
            <text:p>125.4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87072" calcext:value-type="float">
            <text:p>126.6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4796" calcext:value-type="float">
            <text:p>124.6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5548" calcext:value-type="float">
            <text:p>123.8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67672" calcext:value-type="float">
            <text:p>123.8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6488" calcext:value-type="float">
            <text:p>122.7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87968" calcext:value-type="float">
            <text:p>123.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19744" calcext:value-type="float">
            <text:p>122.9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70976" calcext:value-type="float">
            <text:p>122.8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4784" calcext:value-type="float">
            <text:p>125.1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16312" calcext:value-type="float">
            <text:p>124.4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06456" calcext:value-type="float">
            <text:p>124.8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84792" calcext:value-type="float">
            <text:p>123.6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7696" calcext:value-type="float">
            <text:p>123.2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2396" calcext:value-type="float">
            <text:p>123.1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384" calcext:value-type="float">
            <text:p>122.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97624" calcext:value-type="float">
            <text:p>121.1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25512" calcext:value-type="float">
            <text:p>121.8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8656" calcext:value-type="float">
            <text:p>123.3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87896" calcext:value-type="float">
            <text:p>121.0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90488" calcext:value-type="float">
            <text:p>120.4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1912" calcext:value-type="float">
            <text:p>119.6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9424" calcext:value-type="float">
            <text:p>120.3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0776" calcext:value-type="float">
            <text:p>121.2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844" calcext:value-type="float">
            <text:p>120.8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6552" calcext:value-type="float">
            <text:p>120.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6312" calcext:value-type="float">
            <text:p>120.6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1792" calcext:value-type="float">
            <text:p>120.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6248" calcext:value-type="float">
            <text:p>120.8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8968" calcext:value-type="float">
            <text:p>119.7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8968" calcext:value-type="float">
            <text:p>119.7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8968" calcext:value-type="float">
            <text:p>119.7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592" calcext:value-type="float">
            <text:p>119.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2184" calcext:value-type="float">
            <text:p>119.5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4896" calcext:value-type="float">
            <text:p>119.9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2168" calcext:value-type="float">
            <text:p>120.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3872" calcext:value-type="float">
            <text:p>120.1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12" calcext:value-type="float">
            <text:p>120.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12" calcext:value-type="float">
            <text:p>120.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60008" calcext:value-type="float">
            <text:p>120.4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3608" calcext:value-type="float">
            <text:p>121.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6328" calcext:value-type="float">
            <text:p>121.4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37576" calcext:value-type="float">
            <text:p>122.3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78368" calcext:value-type="float">
            <text:p>122.5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46008" calcext:value-type="float">
            <text:p>122.7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11312" calcext:value-type="float">
            <text:p>122.5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3776" calcext:value-type="float">
            <text:p>122.4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82" calcext:value-type="float">
            <text:p>122.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53984" calcext:value-type="float">
            <text:p>122.5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65592" calcext:value-type="float">
            <text:p>122.4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16112" calcext:value-type="float">
            <text:p>122.8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346" calcext:value-type="float">
            <text:p>124.4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3752" calcext:value-type="float">
            <text:p>124.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40112" calcext:value-type="float">
            <text:p>124.3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54056" calcext:value-type="float">
            <text:p>124.6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19232" calcext:value-type="float">
            <text:p>124.9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5912" calcext:value-type="float">
            <text:p>125.0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78184" calcext:value-type="float">
            <text:p>125.6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5964" calcext:value-type="float">
            <text:p>126.6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41808" calcext:value-type="float">
            <text:p>127.2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5752" calcext:value-type="float">
            <text:p>127.5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13992" calcext:value-type="float">
            <text:p>128.7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19504" calcext:value-type="float">
            <text:p>128.6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96744" calcext:value-type="float">
            <text:p>129.3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81632" calcext:value-type="float">
            <text:p>128.8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81048" calcext:value-type="float">
            <text:p>128.7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48944" calcext:value-type="float">
            <text:p>127.9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68656" calcext:value-type="float">
            <text:p>127.1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1056" calcext:value-type="float">
            <text:p>127.3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32664" calcext:value-type="float">
            <text:p>127.2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74296" calcext:value-type="float">
            <text:p>126.5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47704" calcext:value-type="float">
            <text:p>125.6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96016" calcext:value-type="float">
            <text:p>125.0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42576" calcext:value-type="float">
            <text:p>124.2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84664" calcext:value-type="float">
            <text:p>124.1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50752" calcext:value-type="float">
            <text:p>125.6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5048" calcext:value-type="float">
            <text:p>126.4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8364" calcext:value-type="float">
            <text:p>128.1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27408" calcext:value-type="float">
            <text:p>126.3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35712" calcext:value-type="float">
            <text:p>127.2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352" calcext:value-type="float">
            <text:p>127.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32664" calcext:value-type="float">
            <text:p>127.2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3876" calcext:value-type="float">
            <text:p>127.2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57304" calcext:value-type="float">
            <text:p>126.2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9616" calcext:value-type="float">
            <text:p>127.2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8248" calcext:value-type="float">
            <text:p>125.4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61776" calcext:value-type="float">
            <text:p>125.4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90832" calcext:value-type="float">
            <text:p>126.2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9784" calcext:value-type="float">
            <text:p>127.0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6248" calcext:value-type="float">
            <text:p>124.6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8824" calcext:value-type="float">
            <text:p>126.9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94592" calcext:value-type="float">
            <text:p>125.8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8248" calcext:value-type="float">
            <text:p>125.4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49712" calcext:value-type="float">
            <text:p>124.9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04248" calcext:value-type="float">
            <text:p>123.9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344" calcext:value-type="float">
            <text:p>122.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06768" calcext:value-type="float">
            <text:p>121.2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06768" calcext:value-type="float">
            <text:p>121.2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66304" calcext:value-type="float">
            <text:p>122.0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4416" calcext:value-type="float">
            <text:p>119.9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3316" calcext:value-type="float">
            <text:p>120.5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11952" calcext:value-type="float">
            <text:p>120.0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2184" calcext:value-type="float">
            <text:p>119.5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828" calcext:value-type="float">
            <text:p>115.7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72" calcext:value-type="float">
            <text:p>118.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39768" calcext:value-type="float">
            <text:p>118.5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7888" calcext:value-type="float">
            <text:p>118.7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3584" calcext:value-type="float">
            <text:p>119.3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43" calcext:value-type="float">
            <text:p>115.4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7072" calcext:value-type="float">
            <text:p>115.2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3584" calcext:value-type="float">
            <text:p>115.5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1576" calcext:value-type="float">
            <text:p>116.2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2456" calcext:value-type="float">
            <text:p>115.6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0096" calcext:value-type="float">
            <text:p>115.8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2328" calcext:value-type="float">
            <text:p>116.1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2936" calcext:value-type="float">
            <text:p>115.6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7296" calcext:value-type="float">
            <text:p>112.47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364" calcext:value-type="float">
            <text:p>112.9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4224" calcext:value-type="float">
            <text:p>113.0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0048" calcext:value-type="float">
            <text:p>113.1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2408" calcext:value-type="float">
            <text:p>112.9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3288" calcext:value-type="float">
            <text:p>112.4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3884" calcext:value-type="float">
            <text:p>112.6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372" calcext:value-type="float">
            <text:p>113.5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1232" calcext:value-type="float">
            <text:p>114.2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812" calcext:value-type="float">
            <text:p>114.4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684" calcext:value-type="float">
            <text:p>115.6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5672" calcext:value-type="float">
            <text:p>115.4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0744" calcext:value-type="float">
            <text:p>115.6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3584" calcext:value-type="float">
            <text:p>115.5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7256" calcext:value-type="float">
            <text:p>115.9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1928" calcext:value-type="float">
            <text:p>116.7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8896" calcext:value-type="float">
            <text:p>117.6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04488" calcext:value-type="float">
            <text:p>118.2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54168" calcext:value-type="float">
            <text:p>119.4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02608" calcext:value-type="float">
            <text:p>118.4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3232" calcext:value-type="float">
            <text:p>118.8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3088" calcext:value-type="float">
            <text:p>118.4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7512" calcext:value-type="float">
            <text:p>120.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0304" calcext:value-type="float">
            <text:p>119.7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5752" calcext:value-type="float">
            <text:p>119.9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212" calcext:value-type="float">
            <text:p>119.8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3192" calcext:value-type="float">
            <text:p>118.5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8576" calcext:value-type="float">
            <text:p>118.9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4624" calcext:value-type="float">
            <text:p>116.2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3704" calcext:value-type="float">
            <text:p>116.5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87752" calcext:value-type="float">
            <text:p>116.8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5948" calcext:value-type="float">
            <text:p>117.7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8808" calcext:value-type="float">
            <text:p>117.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0488" calcext:value-type="float">
            <text:p>116.6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9296" calcext:value-type="float">
            <text:p>117.0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9436" calcext:value-type="float">
            <text:p>114.8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4256" calcext:value-type="float">
            <text:p>114.8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868" calcext:value-type="float">
            <text:p>115.1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8992" calcext:value-type="float">
            <text:p>115.3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256" calcext:value-type="float">
            <text:p>115.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4272" calcext:value-type="float">
            <text:p>115.7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256" calcext:value-type="float">
            <text:p>115.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5776" calcext:value-type="float">
            <text:p>115.5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5776" calcext:value-type="float">
            <text:p>115.5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7904" calcext:value-type="float">
            <text:p>115.8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8216" calcext:value-type="float">
            <text:p>116.0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6128" calcext:value-type="float">
            <text:p>116.0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2808" calcext:value-type="float">
            <text:p>116.1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408" calcext:value-type="float">
            <text:p>116.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14928" calcext:value-type="float">
            <text:p>117.9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68224" calcext:value-type="float">
            <text:p>114.5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62256" calcext:value-type="float">
            <text:p>114.0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432" calcext:value-type="float">
            <text:p>114.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6968" calcext:value-type="float">
            <text:p>115.1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2608" calcext:value-type="float">
            <text:p>114.5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25168" calcext:value-type="float">
            <text:p>116.0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0368" calcext:value-type="float">
            <text:p>115.7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2872" calcext:value-type="float">
            <text:p>115.9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4584" calcext:value-type="float">
            <text:p>115.9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7072" calcext:value-type="float">
            <text:p>111.4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248" calcext:value-type="float">
            <text:p>111.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248" calcext:value-type="float">
            <text:p>111.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2848" calcext:value-type="float">
            <text:p>112.7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22" calcext:value-type="float">
            <text:p>112.8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22" calcext:value-type="float">
            <text:p>112.8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1448" calcext:value-type="float">
            <text:p>112.9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71144" calcext:value-type="float">
            <text:p>115.0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51232" calcext:value-type="float">
            <text:p>114.2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5512" calcext:value-type="float">
            <text:p>114.2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804" calcext:value-type="float">
            <text:p>113.8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0384" calcext:value-type="float">
            <text:p>116.6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4064" calcext:value-type="float">
            <text:p>115.5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5504" calcext:value-type="float">
            <text:p>115.6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0392" calcext:value-type="float">
            <text:p>118.9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4716" calcext:value-type="float">
            <text:p>118.2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9264" calcext:value-type="float">
            <text:p>119.0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4904" calcext:value-type="float">
            <text:p>118.4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9264" calcext:value-type="float">
            <text:p>119.0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9264" calcext:value-type="float">
            <text:p>119.0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9264" calcext:value-type="float">
            <text:p>119.0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5368" calcext:value-type="float">
            <text:p>117.6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56" calcext:value-type="float">
            <text:p>117.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588" calcext:value-type="float">
            <text:p>115.6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1104" calcext:value-type="float">
            <text:p>114.7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8784" calcext:value-type="float">
            <text:p>115.2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87752" calcext:value-type="float">
            <text:p>116.8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37232" calcext:value-type="float">
            <text:p>116.5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8752" calcext:value-type="float">
            <text:p>117.2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028" calcext:value-type="float">
            <text:p>116.5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6156" calcext:value-type="float">
            <text:p>119.1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6496" calcext:value-type="float">
            <text:p>117.5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54" calcext:value-type="float">
            <text:p>115.5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21664" calcext:value-type="float">
            <text:p>115.4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0016" calcext:value-type="float">
            <text:p>115.1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40208" calcext:value-type="float">
            <text:p>114.4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35864" calcext:value-type="float">
            <text:p>114.7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0624" calcext:value-type="float">
            <text:p>114.7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9704" calcext:value-type="float">
            <text:p>114.9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296" calcext:value-type="float">
            <text:p>115.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684" calcext:value-type="float">
            <text:p>115.6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8344" calcext:value-type="float">
            <text:p>115.5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02992" calcext:value-type="float">
            <text:p>116.9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3496" calcext:value-type="float">
            <text:p>116.3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4912" calcext:value-type="float">
            <text:p>117.0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0192" calcext:value-type="float">
            <text:p>117.3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5208" calcext:value-type="float">
            <text:p>116.3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6504" calcext:value-type="float">
            <text:p>116.0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4144" calcext:value-type="float">
            <text:p>116.2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1472" calcext:value-type="float">
            <text:p>116.1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0984" calcext:value-type="float">
            <text:p>117.6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54736" calcext:value-type="float">
            <text:p>114.8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7824" calcext:value-type="float">
            <text:p>115.1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0072" calcext:value-type="float">
            <text:p>116.4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22504" calcext:value-type="float">
            <text:p>114.5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2008" calcext:value-type="float">
            <text:p>113.6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7856" calcext:value-type="float">
            <text:p>113.1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1304" calcext:value-type="float">
            <text:p>112.5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8296" calcext:value-type="float">
            <text:p>112.8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892" calcext:value-type="float">
            <text:p>113.2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4784" calcext:value-type="float">
            <text:p>113.7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62128" calcext:value-type="float">
            <text:p>114.5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9472" calcext:value-type="float">
            <text:p>115.4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5104" calcext:value-type="float">
            <text:p>116.2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7244" calcext:value-type="float">
            <text:p>114.7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592" calcext:value-type="float">
            <text:p>115.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4816" calcext:value-type="float">
            <text:p>115.4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3192" calcext:value-type="float">
            <text:p>114.6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5392" calcext:value-type="float">
            <text:p>113.2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9424" calcext:value-type="float">
            <text:p>112.7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5664" calcext:value-type="float">
            <text:p>113.1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7272" calcext:value-type="float">
            <text:p>113.0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27688" calcext:value-type="float">
            <text:p>113.3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9064" calcext:value-type="float">
            <text:p>113.6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8624" calcext:value-type="float">
            <text:p>113.9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2016" calcext:value-type="float">
            <text:p>115.9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0112" calcext:value-type="float">
            <text:p>116.7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73024" calcext:value-type="float">
            <text:p>114.8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0776" calcext:value-type="float">
            <text:p>113.6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2408" calcext:value-type="float">
            <text:p>112.99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2992" calcext:value-type="float">
            <text:p>113.0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9656" calcext:value-type="float">
            <text:p>112.3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1408" calcext:value-type="float">
            <text:p>112.6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0424" calcext:value-type="float">
            <text:p>113.1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616" calcext:value-type="float">
            <text:p>114.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6896" calcext:value-type="float">
            <text:p>113.0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2616" calcext:value-type="float">
            <text:p>113.1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5936" calcext:value-type="float">
            <text:p>113.0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09656" calcext:value-type="float">
            <text:p>112.3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2992" calcext:value-type="float">
            <text:p>113.0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604" calcext:value-type="float">
            <text:p>113.0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7144" calcext:value-type="float">
            <text:p>113.5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57712" calcext:value-type="float">
            <text:p>112.7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076" calcext:value-type="float">
            <text:p>112.7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3896" calcext:value-type="float">
            <text:p>111.9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2312" calcext:value-type="float">
            <text:p>111.4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17176" calcext:value-type="float">
            <text:p>111.5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0816" calcext:value-type="float">
            <text:p>110.1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9416" calcext:value-type="float">
            <text:p>110.3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8496" calcext:value-type="float">
            <text:p>110.6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8496" calcext:value-type="float">
            <text:p>110.6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0792" calcext:value-type="float">
            <text:p>110.7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5864" calcext:value-type="float">
            <text:p>110.9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4296" calcext:value-type="float">
            <text:p>111.3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0768" calcext:value-type="float">
            <text:p>111.3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54" calcext:value-type="float">
            <text:p>111.7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2432" calcext:value-type="float">
            <text:p>112.42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2536" calcext:value-type="float">
            <text:p>112.4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4144" calcext:value-type="float">
            <text:p>112.4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5392" calcext:value-type="float">
            <text:p>113.2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74" calcext:value-type="float">
            <text:p>112.5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9112" calcext:value-type="float">
            <text:p>112.5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5248" calcext:value-type="float">
            <text:p>112.8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512" calcext:value-type="float">
            <text:p>113.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4576" calcext:value-type="float">
            <text:p>113.5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376" calcext:value-type="float">
            <text:p>113.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22376" calcext:value-type="float">
            <text:p>115.0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3424" calcext:value-type="float">
            <text:p>114.2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956" calcext:value-type="float">
            <text:p>114.5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204" calcext:value-type="float">
            <text:p>115.3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8576" calcext:value-type="float">
            <text:p>115.0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112" calcext:value-type="float">
            <text:p>115.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2536" calcext:value-type="float">
            <text:p>116.3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2936" calcext:value-type="float">
            <text:p>115.6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8632" calcext:value-type="float">
            <text:p>116.3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5624" calcext:value-type="float">
            <text:p>116.6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0192" calcext:value-type="float">
            <text:p>117.3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5216" calcext:value-type="float">
            <text:p>118.6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676" calcext:value-type="float">
            <text:p>118.8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9956" calcext:value-type="float">
            <text:p>118.3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484" calcext:value-type="float">
            <text:p>120.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1896" calcext:value-type="float">
            <text:p>121.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28688" calcext:value-type="float">
            <text:p>121.3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1384" calcext:value-type="float">
            <text:p>120.8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8104" calcext:value-type="float">
            <text:p>121.2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00416" calcext:value-type="float">
            <text:p>122.2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88152" calcext:value-type="float">
            <text:p>120.0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0432" calcext:value-type="float">
            <text:p>119.2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70976" calcext:value-type="float">
            <text:p>122.8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4484" calcext:value-type="float">
            <text:p>122.5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67016" calcext:value-type="float">
            <text:p>121.6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028" calcext:value-type="float">
            <text:p>120.3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688" calcext:value-type="float">
            <text:p>119.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1228" calcext:value-type="float">
            <text:p>121.1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57288" calcext:value-type="float">
            <text:p>121.5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53784" calcext:value-type="float">
            <text:p>120.9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7856" calcext:value-type="float">
            <text:p>120.7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5024" calcext:value-type="float">
            <text:p>119.4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6464" calcext:value-type="float">
            <text:p>119.5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5464" calcext:value-type="float">
            <text:p>119.1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78352" calcext:value-type="float">
            <text:p>117.8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7168" calcext:value-type="float">
            <text:p>120.5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192" calcext:value-type="float">
            <text:p>118.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728" calcext:value-type="float">
            <text:p>119.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8488" calcext:value-type="float">
            <text:p>119.7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14344" calcext:value-type="float">
            <text:p>117.8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0968" calcext:value-type="float">
            <text:p>116.7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704" calcext:value-type="float">
            <text:p>117.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2044" calcext:value-type="float">
            <text:p>117.8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60064" calcext:value-type="float">
            <text:p>117.8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8808" calcext:value-type="float">
            <text:p>117.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8296" calcext:value-type="float">
            <text:p>116.6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6424" calcext:value-type="float">
            <text:p>115.4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5736" calcext:value-type="float">
            <text:p>115.2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3144" calcext:value-type="float">
            <text:p>115.8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82" calcext:value-type="float">
            <text:p>115.1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7904" calcext:value-type="float">
            <text:p>115.8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5912" calcext:value-type="float">
            <text:p>117.4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396" calcext:value-type="float">
            <text:p>115.5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396" calcext:value-type="float">
            <text:p>115.5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396" calcext:value-type="float">
            <text:p>115.5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9432" calcext:value-type="float">
            <text:p>115.0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9432" calcext:value-type="float">
            <text:p>115.0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8576" calcext:value-type="float">
            <text:p>115.0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3112" calcext:value-type="float">
            <text:p>114.0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3264" calcext:value-type="float">
            <text:p>112.9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6856" calcext:value-type="float">
            <text:p>112.7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94744" calcext:value-type="float">
            <text:p>113.3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992" calcext:value-type="float">
            <text:p>113.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0856" calcext:value-type="float">
            <text:p>114.2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904" calcext:value-type="float">
            <text:p>114.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6144" calcext:value-type="float">
            <text:p>113.1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2784" calcext:value-type="float">
            <text:p>112.95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71072" calcext:value-type="float">
            <text:p>112.9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94288" calcext:value-type="float">
            <text:p>112.7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1512" calcext:value-type="float">
            <text:p>112.6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4144" calcext:value-type="float">
            <text:p>112.4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6424" calcext:value-type="float">
            <text:p>111.5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7552" calcext:value-type="float">
            <text:p>111.4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4504" calcext:value-type="float">
            <text:p>111.4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152" calcext:value-type="float">
            <text:p>111.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6032" calcext:value-type="float">
            <text:p>110.7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9856" calcext:value-type="float">
            <text:p>110.0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3488" calcext:value-type="float">
            <text:p>110.2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0288" calcext:value-type="float">
            <text:p>111.2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8288" calcext:value-type="float">
            <text:p>110.5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9936" calcext:value-type="float">
            <text:p>110.7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4736" calcext:value-type="float">
            <text:p>111.0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0768" calcext:value-type="float">
            <text:p>111.3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2832" calcext:value-type="float">
            <text:p>111.8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7504" calcext:value-type="float">
            <text:p>112.6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0592" calcext:value-type="float">
            <text:p>112.9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42928" calcext:value-type="float">
            <text:p>113.3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85344" calcext:value-type="float">
            <text:p>114.3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65048" calcext:value-type="float">
            <text:p>115.0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0392" calcext:value-type="float">
            <text:p>115.1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8144" calcext:value-type="float">
            <text:p>113.9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3352" calcext:value-type="float">
            <text:p>115.9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3616" calcext:value-type="float">
            <text:p>113.5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2424" calcext:value-type="float">
            <text:p>113.8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9912" calcext:value-type="float">
            <text:p>115.1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35736" calcext:value-type="float">
            <text:p>115.2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6488" calcext:value-type="float">
            <text:p>115.1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5096" calcext:value-type="float">
            <text:p>113.9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0088" calcext:value-type="float">
            <text:p>113.4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084" calcext:value-type="float">
            <text:p>113.4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84688" calcext:value-type="float">
            <text:p>112.1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1056" calcext:value-type="float">
            <text:p>112.0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3472" calcext:value-type="float">
            <text:p>113.1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6764" calcext:value-type="float">
            <text:p>114.4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7096" calcext:value-type="float">
            <text:p>114.6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324" calcext:value-type="float">
            <text:p>113.5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68352" calcext:value-type="float">
            <text:p>114.0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7244" calcext:value-type="float">
            <text:p>114.7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2616" calcext:value-type="float">
            <text:p>113.1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368" calcext:value-type="float">
            <text:p>113.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364" calcext:value-type="float">
            <text:p>112.9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45392" calcext:value-type="float">
            <text:p>113.2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3404" calcext:value-type="float">
            <text:p>112.3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5764" calcext:value-type="float">
            <text:p>110.6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8792" calcext:value-type="float">
            <text:p>109.9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284" calcext:value-type="float">
            <text:p>110.3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5096" calcext:value-type="float">
            <text:p>110.1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5288" calcext:value-type="float">
            <text:p>109.3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14" calcext:value-type="float">
            <text:p>110.2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14" calcext:value-type="float">
            <text:p>110.2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68592" calcext:value-type="float">
            <text:p>108.3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1096" calcext:value-type="float">
            <text:p>108.5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3392" calcext:value-type="float">
            <text:p>108.6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5648" calcext:value-type="float">
            <text:p>108.4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828" calcext:value-type="float">
            <text:p>108.1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5712" calcext:value-type="float">
            <text:p>108.1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3808" calcext:value-type="float">
            <text:p>108.9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8528" calcext:value-type="float">
            <text:p>108.6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2248" calcext:value-type="float">
            <text:p>107.9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064" calcext:value-type="float">
            <text:p>107.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9096" calcext:value-type="float">
            <text:p>107.8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07632" calcext:value-type="float">
            <text:p>108.3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2248" calcext:value-type="float">
            <text:p>107.9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7008" calcext:value-type="float">
            <text:p>107.8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5464" calcext:value-type="float">
            <text:p>107.7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7008" calcext:value-type="float">
            <text:p>107.8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5336" calcext:value-type="float">
            <text:p>108.2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9368" calcext:value-type="float">
            <text:p>107.7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5088" calcext:value-type="float">
            <text:p>107.7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4816" calcext:value-type="float">
            <text:p>107.8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82" calcext:value-type="float">
            <text:p>107.5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62" calcext:value-type="float">
            <text:p>106.7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85384" calcext:value-type="float">
            <text:p>107.0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292" calcext:value-type="float">
            <text:p>107.1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7696" calcext:value-type="float">
            <text:p>108.0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0544" calcext:value-type="float">
            <text:p>106.4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9044" calcext:value-type="float">
            <text:p>106.3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84344" calcext:value-type="float">
            <text:p>106.3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4284" calcext:value-type="float">
            <text:p>106.5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66056" calcext:value-type="float">
            <text:p>106.3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7736" calcext:value-type="float">
            <text:p>108.3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808" calcext:value-type="float">
            <text:p>106.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8496" calcext:value-type="float">
            <text:p>106.8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0936" calcext:value-type="float">
            <text:p>107.3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85968" calcext:value-type="float">
            <text:p>107.1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9992" calcext:value-type="float">
            <text:p>108.1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5296" calcext:value-type="float">
            <text:p>107.9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7512" calcext:value-type="float">
            <text:p>107.3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1832" calcext:value-type="float">
            <text:p>107.6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7864" calcext:value-type="float">
            <text:p>107.8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352" calcext:value-type="float">
            <text:p>108.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7424" calcext:value-type="float">
            <text:p>108.1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6776" calcext:value-type="float">
            <text:p>108.3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7296" calcext:value-type="float">
            <text:p>108.6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3952" calcext:value-type="float">
            <text:p>109.3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9544" calcext:value-type="float">
            <text:p>109.8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8712" calcext:value-type="float">
            <text:p>109.3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0736" calcext:value-type="float">
            <text:p>109.5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8648" calcext:value-type="float">
            <text:p>109.5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232" calcext:value-type="float">
            <text:p>110.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3696" calcext:value-type="float">
            <text:p>110.3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0672" calcext:value-type="float">
            <text:p>109.7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2592" calcext:value-type="float">
            <text:p>109.8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0648" calcext:value-type="float">
            <text:p>110.3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3824" calcext:value-type="float">
            <text:p>109.8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1104" calcext:value-type="float">
            <text:p>110.9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804" calcext:value-type="float">
            <text:p>110.0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4368" calcext:value-type="float">
            <text:p>109.6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464" calcext:value-type="float">
            <text:p>109.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2592" calcext:value-type="float">
            <text:p>109.8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3904" calcext:value-type="float">
            <text:p>110.4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0896" calcext:value-type="float">
            <text:p>110.8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908" calcext:value-type="float">
            <text:p>110.7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4152" calcext:value-type="float">
            <text:p>110.9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1016" calcext:value-type="float">
            <text:p>111.7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1608" calcext:value-type="float">
            <text:p>110.4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9584" calcext:value-type="float">
            <text:p>110.2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6912" calcext:value-type="float">
            <text:p>110.1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2008" calcext:value-type="float">
            <text:p>109.7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4888" calcext:value-type="float">
            <text:p>109.9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0752" calcext:value-type="float">
            <text:p>110.4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35008" calcext:value-type="float">
            <text:p>110.9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7512" calcext:value-type="float">
            <text:p>111.1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4232" calcext:value-type="float">
            <text:p>111.5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1328" calcext:value-type="float">
            <text:p>111.9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9864" calcext:value-type="float">
            <text:p>112.4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4768" calcext:value-type="float">
            <text:p>112.8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5056" calcext:value-type="float">
            <text:p>113.6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3424" calcext:value-type="float">
            <text:p>114.2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7384" calcext:value-type="float">
            <text:p>115.4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40208" calcext:value-type="float">
            <text:p>114.4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23216" calcext:value-type="float">
            <text:p>114.1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9792" calcext:value-type="float">
            <text:p>114.1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9056" calcext:value-type="float">
            <text:p>115.1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5088" calcext:value-type="float">
            <text:p>115.3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5656" calcext:value-type="float">
            <text:p>114.5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5152" calcext:value-type="float">
            <text:p>115.1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9792" calcext:value-type="float">
            <text:p>114.1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8664" calcext:value-type="float">
            <text:p>114.2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1656" calcext:value-type="float">
            <text:p>113.0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0232" calcext:value-type="float">
            <text:p>113.8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94" calcext:value-type="float">
            <text:p>113.3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42472" calcext:value-type="float">
            <text:p>112.7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6352" calcext:value-type="float">
            <text:p>113.3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9604" calcext:value-type="float">
            <text:p>113.0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0256" calcext:value-type="float">
            <text:p>113.3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9104" calcext:value-type="float">
            <text:p>113.9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6616" calcext:value-type="float">
            <text:p>114.6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0408" calcext:value-type="float">
            <text:p>116.0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1856" calcext:value-type="float">
            <text:p>118.4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60064" calcext:value-type="float">
            <text:p>117.8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74592" calcext:value-type="float">
            <text:p>118.2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216" calcext:value-type="float">
            <text:p>120.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6416" calcext:value-type="float">
            <text:p>120.6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2992" calcext:value-type="float">
            <text:p>120.7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9824" calcext:value-type="float">
            <text:p>119.7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408" calcext:value-type="float">
            <text:p>120.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00928" calcext:value-type="float">
            <text:p>120.2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05272" calcext:value-type="float">
            <text:p>119.9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732" calcext:value-type="float">
            <text:p>119.5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4924" calcext:value-type="float">
            <text:p>119.6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1668" calcext:value-type="float">
            <text:p>118.2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77184" calcext:value-type="float">
            <text:p>117.6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152" calcext:value-type="float">
            <text:p>118.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6976" calcext:value-type="float">
            <text:p>117.5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89248" calcext:value-type="float">
            <text:p>118.1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6456" calcext:value-type="float">
            <text:p>117.1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9048" calcext:value-type="float">
            <text:p>116.5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9216" calcext:value-type="float">
            <text:p>112.5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504" calcext:value-type="float">
            <text:p>112.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4272" calcext:value-type="float">
            <text:p>115.7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22" calcext:value-type="float">
            <text:p>112.8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91568" calcext:value-type="float">
            <text:p>113.8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91568" calcext:value-type="float">
            <text:p>113.8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91568" calcext:value-type="float">
            <text:p>113.8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91568" calcext:value-type="float">
            <text:p>113.8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91568" calcext:value-type="float">
            <text:p>113.8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94616" calcext:value-type="float">
            <text:p>113.8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97664" calcext:value-type="float">
            <text:p>113.8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13616" calcext:value-type="float">
            <text:p>113.5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0624" calcext:value-type="float">
            <text:p>110.9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0624" calcext:value-type="float">
            <text:p>110.9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0624" calcext:value-type="float">
            <text:p>110.9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96096" calcext:value-type="float">
            <text:p>110.4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0696" calcext:value-type="float">
            <text:p>109.2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0696" calcext:value-type="float">
            <text:p>109.2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7008" calcext:value-type="float">
            <text:p>107.8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6464" calcext:value-type="float">
            <text:p>108.1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6624" calcext:value-type="float">
            <text:p>109.3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8944" calcext:value-type="float">
            <text:p>108.8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0888" calcext:value-type="float">
            <text:p>108.4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9928" calcext:value-type="float">
            <text:p>108.3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1224" calcext:value-type="float">
            <text:p>108.0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5672" calcext:value-type="float">
            <text:p>107.8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1144" calcext:value-type="float">
            <text:p>107.4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316" calcext:value-type="float">
            <text:p>109.1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0224" calcext:value-type="float">
            <text:p>107.7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4976" calcext:value-type="float">
            <text:p>109.1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61712" calcext:value-type="float">
            <text:p>106.6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8576" calcext:value-type="float">
            <text:p>107.4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70856" calcext:value-type="float">
            <text:p>106.6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548" calcext:value-type="float">
            <text:p>108.6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1832" calcext:value-type="float">
            <text:p>107.6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584" calcext:value-type="float">
            <text:p>107.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0792" calcext:value-type="float">
            <text:p>106.9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5424" calcext:value-type="float">
            <text:p>107.4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2184" calcext:value-type="float">
            <text:p>108.1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3408" calcext:value-type="float">
            <text:p>109.5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5696" calcext:value-type="float">
            <text:p>111.1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6624" calcext:value-type="float">
            <text:p>109.3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6424" calcext:value-type="float">
            <text:p>107.7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416" calcext:value-type="float">
            <text:p>109.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3552" calcext:value-type="float">
            <text:p>109.9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892" calcext:value-type="float">
            <text:p>109.4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08" calcext:value-type="float">
            <text:p>111.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324" calcext:value-type="float">
            <text:p>109.7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3752" calcext:value-type="float">
            <text:p>107.7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3472" calcext:value-type="float">
            <text:p>109.3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8752" calcext:value-type="float">
            <text:p>109.6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8528" calcext:value-type="float">
            <text:p>108.6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98" calcext:value-type="float">
            <text:p>108.8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51472" calcext:value-type="float">
            <text:p>108.5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7992" calcext:value-type="float">
            <text:p>111.1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9392" calcext:value-type="float">
            <text:p>110.9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0392" calcext:value-type="float">
            <text:p>111.3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9856" calcext:value-type="float">
            <text:p>110.0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8664" calcext:value-type="float">
            <text:p>110.4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3248" calcext:value-type="float">
            <text:p>108.2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0464" calcext:value-type="float">
            <text:p>105.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5264" calcext:value-type="float">
            <text:p>106.1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6852" calcext:value-type="float">
            <text:p>106.2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53408" calcext:value-type="float">
            <text:p>105.7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846" calcext:value-type="float">
            <text:p>105.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604" calcext:value-type="float">
            <text:p>105.4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9984" calcext:value-type="float">
            <text:p>105.7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6936" calcext:value-type="float">
            <text:p>105.7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41216" calcext:value-type="float">
            <text:p>105.7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724" calcext:value-type="float">
            <text:p>103.6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724" calcext:value-type="float">
            <text:p>103.6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3848" calcext:value-type="float">
            <text:p>105.4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8624" calcext:value-type="float">
            <text:p>102.5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5096" calcext:value-type="float">
            <text:p>102.4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0232" calcext:value-type="float">
            <text:p>102.4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3112" calcext:value-type="float">
            <text:p>102.6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748" calcext:value-type="float">
            <text:p>101.7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5496" calcext:value-type="float">
            <text:p>101.8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896" calcext:value-type="float">
            <text:p>102.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2536" calcext:value-type="float">
            <text:p>108.6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412" calcext:value-type="float">
            <text:p>109.1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52" calcext:value-type="float">
            <text:p>110.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644" calcext:value-type="float">
            <text:p>108.6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1336" calcext:value-type="float">
            <text:p>106.7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1336" calcext:value-type="float">
            <text:p>106.7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1336" calcext:value-type="float">
            <text:p>106.7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1336" calcext:value-type="float">
            <text:p>106.7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4384" calcext:value-type="float">
            <text:p>106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4384" calcext:value-type="float">
            <text:p>106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4384" calcext:value-type="float">
            <text:p>106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4384" calcext:value-type="float">
            <text:p>106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4384" calcext:value-type="float">
            <text:p>106.7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7432" calcext:value-type="float">
            <text:p>106.7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7432" calcext:value-type="float">
            <text:p>106.7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7432" calcext:value-type="float">
            <text:p>106.7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7432" calcext:value-type="float">
            <text:p>106.7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3528" calcext:value-type="float">
            <text:p>106.7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4968" calcext:value-type="float">
            <text:p>106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4968" calcext:value-type="float">
            <text:p>106.8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9248" calcext:value-type="float">
            <text:p>106.7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9248" calcext:value-type="float">
            <text:p>106.7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9248" calcext:value-type="float">
            <text:p>106.7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9832" calcext:value-type="float">
            <text:p>106.8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75328" calcext:value-type="float">
            <text:p>105.8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7228" calcext:value-type="float">
            <text:p>105.8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5704" calcext:value-type="float">
            <text:p>105.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084" calcext:value-type="float">
            <text:p>105.7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71696" calcext:value-type="float">
            <text:p>105.7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74744" calcext:value-type="float">
            <text:p>105.7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93616" calcext:value-type="float">
            <text:p>105.8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93616" calcext:value-type="float">
            <text:p>105.8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96664" calcext:value-type="float">
            <text:p>105.8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4952" calcext:value-type="float">
            <text:p>105.9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4408" calcext:value-type="float">
            <text:p>106.1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66056" calcext:value-type="float">
            <text:p>106.3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5512" calcext:value-type="float">
            <text:p>106.5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41544" calcext:value-type="float">
            <text:p>106.8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7344" calcext:value-type="float">
            <text:p>107.5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7968" calcext:value-type="float">
            <text:p>107.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644" calcext:value-type="float">
            <text:p>108.6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2616" calcext:value-type="float">
            <text:p>109.3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4064" calcext:value-type="float">
            <text:p>107.9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8776" calcext:value-type="float">
            <text:p>109.0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6064" calcext:value-type="float">
            <text:p>108.7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9248" calcext:value-type="float">
            <text:p>110.5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8824" calcext:value-type="float">
            <text:p>107.9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5232" calcext:value-type="float">
            <text:p>108.1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872" calcext:value-type="float">
            <text:p>107.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0576" calcext:value-type="float">
            <text:p>108.2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12" calcext:value-type="float">
            <text:p>108.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3512" calcext:value-type="float">
            <text:p>109.6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3208" calcext:value-type="float">
            <text:p>111.7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5128" calcext:value-type="float">
            <text:p>111.8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0776" calcext:value-type="float">
            <text:p>109.8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8456" calcext:value-type="float">
            <text:p>110.3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8624" calcext:value-type="float">
            <text:p>110.1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5488" calcext:value-type="float">
            <text:p>110.9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3576" calcext:value-type="float">
            <text:p>109.3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4096" calcext:value-type="float">
            <text:p>109.7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1968" calcext:value-type="float">
            <text:p>109.4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0128" calcext:value-type="float">
            <text:p>109.9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704" calcext:value-type="float">
            <text:p>109.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3976" calcext:value-type="float">
            <text:p>108.7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1096" calcext:value-type="float">
            <text:p>112.4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684" calcext:value-type="float">
            <text:p>111.8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24896" calcext:value-type="float">
            <text:p>112.3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88" calcext:value-type="float">
            <text:p>112.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39552" calcext:value-type="float">
            <text:p>112.23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1744" calcext:value-type="float">
            <text:p>112.2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3312" calcext:value-type="float">
            <text:p>111.8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4088" calcext:value-type="float">
            <text:p>111.1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0264" calcext:value-type="float">
            <text:p>111.8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8304" calcext:value-type="float">
            <text:p>111.3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1272" calcext:value-type="float">
            <text:p>110.7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2896" calcext:value-type="float">
            <text:p>111.5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7584" calcext:value-type="float">
            <text:p>113.2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0504" calcext:value-type="float">
            <text:p>113.7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1672" calcext:value-type="float">
            <text:p>113.9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3264" calcext:value-type="float">
            <text:p>112.9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8792" calcext:value-type="float">
            <text:p>113.7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0392" calcext:value-type="float">
            <text:p>111.3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628" calcext:value-type="float">
            <text:p>111.2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6968" calcext:value-type="float">
            <text:p>111.3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6528" calcext:value-type="float">
            <text:p>111.6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2664" calcext:value-type="float">
            <text:p>111.9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3056" calcext:value-type="float">
            <text:p>112.8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8272" calcext:value-type="float">
            <text:p>113.4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088" calcext:value-type="float">
            <text:p>113.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8048" calcext:value-type="float">
            <text:p>112.3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2952" calcext:value-type="float">
            <text:p>112.7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0944" calcext:value-type="float">
            <text:p>113.4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2024" calcext:value-type="float">
            <text:p>114.4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516" calcext:value-type="float">
            <text:p>113.6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22504" calcext:value-type="float">
            <text:p>114.5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1304" calcext:value-type="float">
            <text:p>116.3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2584" calcext:value-type="float">
            <text:p>115.1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61872" calcext:value-type="float">
            <text:p>115.5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9288" calcext:value-type="float">
            <text:p>114.6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0096" calcext:value-type="float">
            <text:p>112.0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8888" calcext:value-type="float">
            <text:p>111.4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75544" calcext:value-type="float">
            <text:p>112.17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2392" calcext:value-type="float">
            <text:p>112.1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4432" calcext:value-type="float">
            <text:p>113.1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1472" calcext:value-type="float">
            <text:p>112.3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4776" calcext:value-type="float">
            <text:p>111.3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4632" calcext:value-type="float">
            <text:p>110.9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8792" calcext:value-type="float">
            <text:p>109.9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8248" calcext:value-type="float">
            <text:p>110.1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7392" calcext:value-type="float">
            <text:p>110.1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9104" calcext:value-type="float">
            <text:p>110.1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952" calcext:value-type="float">
            <text:p>110.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6032" calcext:value-type="float">
            <text:p>106.9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4544" calcext:value-type="float">
            <text:p>107.9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7256" calcext:value-type="float">
            <text:p>108.3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5896" calcext:value-type="float">
            <text:p>108.8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9024" calcext:value-type="float">
            <text:p>109.5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3528" calcext:value-type="float">
            <text:p>110.5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4248" calcext:value-type="float">
            <text:p>112.4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38" calcext:value-type="float">
            <text:p>110.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9496" calcext:value-type="float">
            <text:p>111.0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3896" calcext:value-type="float">
            <text:p>111.9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2509</text:p>
          </table:table-cell>
          <table:table-cell office:value-type="string" calcext:value-type="string">
            <text:p>Zavala recorder</text:p>
          </table:table-cell>
          <table:table-cell office:value-type="string" calcext:value-type="string">
            <text:p>200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3944" calcext:value-type="float">
            <text:p>114.6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752" meta:object-count="0"/>
    <meta:user-defined meta:name="AppVersion">3.0</meta:user-defined>
  </office:meta>
</office:document-meta>
</file>